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1" svg:font-family="Tahoma"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footnote_20_text" style:master-page-name="Converted11">
      <style:paragraph-properties style:page-number="auto"/>
    </style:style>
    <style:style style:name="P3" style:family="paragraph" style:parent-style-name="footnote_20_text" style:master-page-name="Converted12">
      <style:paragraph-properties style:page-number="auto"/>
    </style:style>
    <style:style style:name="P4" style:family="paragraph" style:parent-style-name="Standard">
      <style:paragraph-properties fo:line-height="150%" fo:text-align="justify" style:justify-single-word="false"/>
      <style:text-properties fo:color="#00b050" fo:font-size="12pt" fo:language="en" fo:country="US" style:font-size-asian="12pt" style:font-name-complex="Times New Roman" style:font-size-complex="12pt"/>
    </style:style>
    <style:style style:name="P5" style:family="paragraph" style:parent-style-name="Standard">
      <style:text-properties fo:color="#00b050" fo:font-size="12pt" fo:language="en" fo:country="US" style:font-size-asian="12pt" style:language-asian="ja" style:country-asian="JP" style:font-name-complex="Times New Roman" style:font-size-complex="12pt"/>
    </style:style>
    <style:style style:name="P6" style:family="paragraph" style:parent-style-name="Standard">
      <style:paragraph-properties fo:line-height="150%" fo:text-align="justify" style:justify-single-word="false"/>
      <style:text-properties fo:color="#00b050" fo:font-size="12pt" fo:language="en" fo:country="US" style:font-name-asian="Times New Roman" style:font-size-asian="12pt" style:font-name-complex="Times New Roman" style:font-size-complex="12pt"/>
    </style:style>
    <style:style style:name="P7" style:family="paragraph" style:parent-style-name="Standard">
      <style:paragraph-properties fo:line-height="150%" fo:text-align="justify" style:justify-single-word="false"/>
      <style:text-properties fo:color="#00b050" fo:language="en" fo:country="US" style:font-name-complex="Times New Roman"/>
    </style:style>
    <style:style style:name="P8" style:family="paragraph" style:parent-style-name="Standard">
      <style:text-properties fo:color="#00b050" fo:language="en" fo:country="US" style:language-asian="ja" style:country-asian="JP"/>
    </style:style>
    <style:style style:name="P9" style:family="paragraph" style:parent-style-name="Standard">
      <style:paragraph-properties fo:line-height="150%" fo:text-align="justify" style:justify-single-word="false"/>
      <style:text-properties fo:color="#00b050" fo:language="en" fo:country="US" style:language-asian="ja" style:country-asian="JP"/>
    </style:style>
    <style:style style:name="P10" style:family="paragraph" style:parent-style-name="Standard">
      <style:paragraph-properties fo:line-height="150%" fo:text-align="justify" style:justify-single-word="false"/>
      <style:text-properties fo:color="#00b050" fo:language="en" fo:country="US" fo:font-weight="bold" style:language-asian="ja" style:country-asian="JP" style:font-weight-asian="bold"/>
    </style:style>
    <style:style style:name="P11" style:family="paragraph" style:parent-style-name="Standard">
      <style:paragraph-properties fo:line-height="100%" fo:text-align="justify" style:justify-single-word="false"/>
      <style:text-properties fo:color="#00b050" fo:language="en" fo:country="US" fo:font-weight="bold" style:language-asian="ja" style:country-asian="JP" style:font-weight-asian="bold"/>
    </style:style>
    <style:style style:name="P12" style:family="paragraph" style:parent-style-name="Standard">
      <style:paragraph-properties fo:line-height="150%" fo:text-align="justify" style:justify-single-word="false"/>
    </style:style>
    <style:style style:name="P13" style:family="paragraph" style:parent-style-name="Standard" style:list-style-name="L1">
      <style:paragraph-properties fo:line-height="150%" fo:text-align="justify" style:justify-single-word="false"/>
    </style:style>
    <style:style style:name="P14" style:family="paragraph" style:parent-style-name="Standard" style:list-style-name="L2">
      <style:paragraph-properties fo:line-height="150%" fo:text-align="justify" style:justify-single-word="false"/>
    </style:style>
    <style:style style:name="P15" style:family="paragraph" style:parent-style-name="Standard">
      <style:paragraph-properties fo:text-align="justify" style:justify-single-word="false"/>
      <style:text-properties fo:language="en" fo:country="US" style:language-asian="ja" style:country-asian="JP"/>
    </style:style>
    <style:style style:name="P16" style:family="paragraph" style:parent-style-name="Standard">
      <style:paragraph-properties fo:margin-top="0cm" fo:margin-bottom="0cm" fo:line-height="150%" fo:text-align="end" style:justify-single-word="false"/>
    </style:style>
    <style:style style:name="P17" style:family="paragraph" style:parent-style-name="Standard">
      <style:paragraph-properties fo:margin-top="0cm" fo:margin-bottom="0cm" fo:line-height="150%" fo:text-align="end" style:justify-single-word="false"/>
      <style:text-properties fo:color="#00b050" fo:font-size="10pt" fo:language="en" fo:country="US" style:font-name-asian="Times New Roman" style:font-size-asian="10pt" style:font-name-complex="Times New Roman" style:font-size-complex="10pt"/>
    </style:style>
    <style:style style:name="P18" style:family="paragraph" style:parent-style-name="Standard">
      <style:paragraph-properties fo:margin-left="1.249cm" fo:margin-right="0cm" fo:text-align="justify" style:justify-single-word="false" fo:text-indent="0cm" style:auto-text-indent="false"/>
    </style:style>
    <style:style style:name="P19" style:family="paragraph" style:parent-style-name="Standard">
      <style:paragraph-properties fo:margin-left="1.249cm" fo:margin-right="0cm" fo:line-height="100%" fo:text-align="justify" style:justify-single-word="false" fo:text-indent="0cm" style:auto-text-indent="false"/>
    </style:style>
    <style:style style:name="P20" style:family="paragraph" style:parent-style-name="Standard">
      <style:paragraph-properties fo:margin-left="1.249cm" fo:margin-right="0cm" fo:line-height="150%" fo:text-align="justify" style:justify-single-word="false" fo:text-indent="0cm" style:auto-text-indent="false"/>
    </style:style>
    <style:style style:name="P21" style:family="paragraph" style:parent-style-name="Standard">
      <style:paragraph-properties fo:margin-left="1.249cm" fo:margin-right="0cm" fo:text-align="end" style:justify-single-word="false" fo:text-indent="0cm" style:auto-text-indent="false"/>
    </style:style>
    <style:style style:name="P22" style:family="paragraph" style:parent-style-name="Standard">
      <style:paragraph-properties fo:margin-left="1.249cm" fo:margin-right="0cm" fo:text-align="end" style:justify-single-word="false" fo:text-indent="0cm" style:auto-text-indent="false"/>
      <style:text-properties fo:color="#00b050" fo:font-size="10pt" fo:language="en" fo:country="US" style:font-size-asian="10pt" style:font-size-complex="10pt"/>
    </style:style>
    <style:style style:name="P23" style:family="paragraph" style:parent-style-name="Standard" style:master-page-name="Converted28">
      <style:paragraph-properties fo:line-height="100%" fo:text-align="justify" style:justify-single-word="false" style:page-number="auto"/>
    </style:style>
    <style:style style:name="P24" style:family="paragraph" style:parent-style-name="Heading_20_1" style:master-page-name="Standard">
      <style:paragraph-properties style:page-number="auto"/>
    </style:style>
    <style:style style:name="P25" style:family="paragraph" style:parent-style-name="footnote_20_text">
      <style:text-properties fo:color="#00b050" fo:language="en" fo:country="US"/>
    </style:style>
    <style:style style:name="P26" style:family="paragraph" style:parent-style-name="footnote_20_text" style:master-page-name="Converted1">
      <style:paragraph-properties style:page-number="auto"/>
    </style:style>
    <style:style style:name="P27" style:family="paragraph" style:parent-style-name="footnote_20_text" style:master-page-name="Converted2">
      <style:paragraph-properties style:page-number="auto"/>
    </style:style>
    <style:style style:name="P28" style:family="paragraph" style:parent-style-name="footnote_20_text" style:master-page-name="Converted3">
      <style:paragraph-properties style:page-number="auto"/>
    </style:style>
    <style:style style:name="P29" style:family="paragraph" style:parent-style-name="footnote_20_text" style:master-page-name="Converted4">
      <style:paragraph-properties style:page-number="auto"/>
    </style:style>
    <style:style style:name="P30" style:family="paragraph" style:parent-style-name="footnote_20_text" style:master-page-name="Converted5">
      <style:paragraph-properties style:page-number="auto"/>
    </style:style>
    <style:style style:name="P31" style:family="paragraph" style:parent-style-name="footnote_20_text" style:master-page-name="Converted6">
      <style:paragraph-properties style:page-number="auto"/>
    </style:style>
    <style:style style:name="P32" style:family="paragraph" style:parent-style-name="footnote_20_text" style:master-page-name="Converted7">
      <style:paragraph-properties style:page-number="auto"/>
    </style:style>
    <style:style style:name="P33" style:family="paragraph" style:parent-style-name="footnote_20_text" style:master-page-name="Converted8">
      <style:paragraph-properties style:page-number="auto"/>
    </style:style>
    <style:style style:name="P34" style:family="paragraph" style:parent-style-name="footnote_20_text" style:master-page-name="Converted9">
      <style:paragraph-properties style:page-number="auto"/>
    </style:style>
    <style:style style:name="P35" style:family="paragraph" style:parent-style-name="footnote_20_text" style:master-page-name="Converted10">
      <style:paragraph-properties style:page-number="auto"/>
    </style:style>
    <style:style style:name="P36" style:family="paragraph" style:parent-style-name="footnote_20_text" style:master-page-name="Converted11">
      <style:paragraph-properties style:page-number="auto"/>
    </style:style>
    <style:style style:name="P37" style:family="paragraph" style:parent-style-name="footnote_20_text" style:master-page-name="Converted12">
      <style:paragraph-properties style:page-number="auto"/>
    </style:style>
    <style:style style:name="P38" style:family="paragraph" style:parent-style-name="footnote_20_text" style:master-page-name="Converted13">
      <style:paragraph-properties style:page-number="auto"/>
    </style:style>
    <style:style style:name="P39" style:family="paragraph" style:parent-style-name="footnote_20_text" style:master-page-name="Converted14">
      <style:paragraph-properties style:page-number="auto"/>
    </style:style>
    <style:style style:name="P40" style:family="paragraph" style:parent-style-name="footnote_20_text" style:master-page-name="Converted15">
      <style:paragraph-properties style:page-number="auto"/>
    </style:style>
    <style:style style:name="P41" style:family="paragraph" style:parent-style-name="footnote_20_text" style:master-page-name="Converted16">
      <style:paragraph-properties style:page-number="auto"/>
    </style:style>
    <style:style style:name="P42" style:family="paragraph" style:parent-style-name="footnote_20_text" style:master-page-name="Converted17">
      <style:paragraph-properties style:page-number="auto"/>
    </style:style>
    <style:style style:name="P43" style:family="paragraph" style:parent-style-name="footnote_20_text" style:master-page-name="Converted18">
      <style:paragraph-properties style:page-number="auto"/>
    </style:style>
    <style:style style:name="P44" style:family="paragraph" style:parent-style-name="footnote_20_text" style:master-page-name="Converted19">
      <style:paragraph-properties style:page-number="auto"/>
    </style:style>
    <style:style style:name="P45" style:family="paragraph" style:parent-style-name="footnote_20_text" style:master-page-name="Converted20">
      <style:paragraph-properties style:page-number="auto"/>
    </style:style>
    <style:style style:name="P46" style:family="paragraph" style:parent-style-name="footnote_20_text" style:master-page-name="Converted21">
      <style:paragraph-properties style:page-number="auto"/>
    </style:style>
    <style:style style:name="P47" style:family="paragraph" style:parent-style-name="footnote_20_text" style:master-page-name="Converted22">
      <style:paragraph-properties style:page-number="auto"/>
    </style:style>
    <style:style style:name="P48" style:family="paragraph" style:parent-style-name="footnote_20_text" style:master-page-name="Converted23">
      <style:paragraph-properties style:page-number="auto"/>
    </style:style>
    <style:style style:name="P49" style:family="paragraph" style:parent-style-name="footnote_20_text" style:master-page-name="Converted24">
      <style:paragraph-properties style:page-number="auto"/>
    </style:style>
    <style:style style:name="P50" style:family="paragraph" style:parent-style-name="footnote_20_text" style:master-page-name="Converted25">
      <style:paragraph-properties style:page-number="auto"/>
    </style:style>
    <style:style style:name="P51" style:family="paragraph" style:parent-style-name="footnote_20_text" style:master-page-name="Converted26">
      <style:paragraph-properties style:page-number="auto"/>
    </style:style>
    <style:style style:name="P52" style:family="paragraph" style:parent-style-name="footnote_20_text" style:master-page-name="Converted27">
      <style:paragraph-properties style:page-number="auto"/>
    </style:style>
    <style:style style:name="P53" style:family="paragraph" style:parent-style-name="footnote_20_text" style:master-page-name="Converted29">
      <style:paragraph-properties style:page-number="auto"/>
    </style:style>
    <style:style style:name="P54" style:family="paragraph" style:parent-style-name="footnote_20_text" style:master-page-name="Converted30">
      <style:paragraph-properties style:page-number="auto"/>
    </style:style>
    <style:style style:name="P55" style:family="paragraph" style:parent-style-name="footnote_20_text" style:master-page-name="Converted31">
      <style:paragraph-properties style:page-number="auto"/>
    </style:style>
    <style:style style:name="P56" style:family="paragraph" style:parent-style-name="footnote_20_text" style:master-page-name="Converted32">
      <style:paragraph-properties style:page-number="auto"/>
    </style:style>
    <style:style style:name="P57" style:family="paragraph" style:parent-style-name="footnote_20_text" style:master-page-name="Converted33">
      <style:paragraph-properties style:page-number="auto"/>
    </style:style>
    <style:style style:name="P58" style:family="paragraph" style:parent-style-name="footnote_20_text" style:master-page-name="Converted34">
      <style:paragraph-properties style:page-number="auto"/>
    </style:style>
    <style:style style:name="P59" style:family="paragraph" style:parent-style-name="footnote_20_text" style:master-page-name="Converted35">
      <style:paragraph-properties style:page-number="auto"/>
    </style:style>
    <style:style style:name="P60" style:family="paragraph">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00b050" fo:language="en" fo:country="US" style:font-name-complex="Times New Roman"/>
    </style:style>
    <style:style style:name="T2" style:family="text">
      <style:text-properties fo:color="#00b050"/>
    </style:style>
    <style:style style:name="T3" style:family="text">
      <style:text-properties fo:color="#00b050" fo:language="en" fo:country="US"/>
    </style:style>
    <style:style style:name="T4" style:family="text">
      <style:text-properties fo:color="#00b050" fo:language="en" fo:country="US" fo:font-style="italic" style:font-style-asian="italic" style:font-name-complex="Times New Roman"/>
    </style:style>
    <style:style style:name="T5" style:family="text">
      <style:text-properties fo:color="#00b050" fo:language="en" fo:country="US" style:language-asian="ja" style:country-asian="JP"/>
    </style:style>
    <style:style style:name="T6" style:family="text">
      <style:text-properties fo:color="#00b050"/>
    </style:style>
    <style:style style:name="T7" style:family="text">
      <style:text-properties fo:color="#00b050" style:font-name="Arial"/>
    </style:style>
    <style:style style:name="T8" style:family="text">
      <style:text-properties fo:color="#00b050" fo:language="en" fo:country="US"/>
    </style:style>
    <style:style style:name="T9" style:family="text">
      <style:text-properties fo:color="#00b050" fo:language="en" fo:country="US" style:font-name-complex="Times New Roman"/>
    </style:style>
    <style:style style:name="T10" style:family="text">
      <style:text-properties fo:color="#00b050" fo:language="en" fo:country="US" fo:font-style="italic" style:font-style-asian="italic"/>
    </style:style>
    <style:style style:name="T11" style:family="text">
      <style:text-properties fo:color="#00b050" fo:language="en" fo:country="US" fo:font-style="italic" style:font-style-asian="italic" style:font-name-complex="Times New Roman"/>
    </style:style>
    <style:style style:name="T12" style:family="text">
      <style:text-properties fo:color="#00b050" fo:language="en" fo:country="US" fo:font-style="italic" style:language-asian="ja" style:country-asian="JP" style:font-style-asian="italic"/>
    </style:style>
    <style:style style:name="T13" style:family="text">
      <style:text-properties fo:color="#00b050" fo:language="en" fo:country="US" fo:font-weight="bold" style:font-weight-asian="bold" style:font-name-complex="Times New Roman"/>
    </style:style>
    <style:style style:name="T14" style:family="text">
      <style:text-properties fo:color="#00b050" fo:language="en" fo:country="US" fo:font-weight="bold" style:language-asian="ja" style:country-asian="JP" style:font-weight-asian="bold"/>
    </style:style>
    <style:style style:name="T15" style:family="text">
      <style:text-properties fo:color="#00b050" fo:language="en" fo:country="US" style:language-asian="ja" style:country-asian="JP"/>
    </style:style>
    <style:style style:name="T16" style:family="text">
      <style:text-properties fo:color="#00b050" fo:language="en" fo:country="US" fo:background-color="#0000ff" style:language-asian="ja" style:country-asian="JP"/>
    </style:style>
    <style:style style:name="T17" style:family="text">
      <style:text-properties fo:color="#00b050" fo:font-size="10pt" fo:language="en" fo:country="US" style:font-name-asian="Times New Roman" style:font-size-asian="10pt" style:font-name-complex="Times New Roman" style:font-size-complex="10pt"/>
    </style:style>
    <style:style style:name="T18" style:family="text">
      <style:text-properties fo:color="#00b050" fo:font-size="10pt" fo:language="en" fo:country="US" style:font-size-asian="10pt" style:font-size-complex="10pt"/>
    </style:style>
    <style:style style:name="T19" style:family="text">
      <style:text-properties fo:color="#00b050" fo:font-size="10pt" fo:language="en" fo:country="US" style:font-size-asian="10pt" style:language-asian="ja" style:country-asian="JP" style:font-size-complex="10pt"/>
    </style:style>
    <style:style style:name="T20" style:family="text">
      <style:text-properties fo:color="#00b050" fo:font-size="10pt" fo:language="en" fo:country="US" fo:font-style="italic" style:font-size-asian="10pt" style:font-style-asian="italic" style:font-size-complex="10pt"/>
    </style:style>
    <style:style style:name="T21" style:family="text">
      <style:text-properties fo:language="en" fo:country="US"/>
    </style:style>
    <style:style style:name="T22" style:family="text">
      <style:text-properties fo:language="en" fo:country="US" style:language-asian="ja" style:country-asian="JP"/>
    </style:style>
    <style:style style:name="T23"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size-asian="11pt" style:language-asian="en" style:country-asian="US" style:font-style-asian="normal" style:font-weight-asian="normal" style:font-name-complex="Arial2"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81689880" text:id="ct281689880">
          <text:deletion>
            <office:change-info>
              <dc:creator>Unbekannter Autor</dc:creator>
              <dc:date>2014-07-18T13:26:00</dc:date>
            </office:change-info>
            <text:p text:style-name="P1"><text:span text:style-name="T1">somewhat silly or</text:span></text:p>
          </text:deletion>
        </text:changed-region>
        <text:changed-region xml:id="ct281783512" text:id="ct281783512">
          <text:insertion>
            <office:change-info>
              <dc:creator>Unbekannter Autor</dc:creator>
              <dc:date>2014-07-18T13:31:00</dc:date>
            </office:change-info>
          </text:insertion>
        </text:changed-region>
        <text:changed-region xml:id="ct286771936" text:id="ct286771936">
          <text:insertion>
            <office:change-info>
              <dc:creator>Unbekannter Autor</dc:creator>
              <dc:date>2014-07-18T13:59:00</dc:date>
            </office:change-info>
          </text:insertion>
        </text:changed-region>
        <text:changed-region xml:id="ct199322472" text:id="ct199322472">
          <text:insertion>
            <office:change-info>
              <dc:creator>Unbekannter Autor</dc:creator>
              <dc:date>2014-07-18T13:32:00</dc:date>
            </office:change-info>
          </text:insertion>
        </text:changed-region>
        <text:changed-region xml:id="ct199363248" text:id="ct199363248">
          <text:deletion>
            <office:change-info>
              <dc:creator>Unbekannter Autor</dc:creator>
              <dc:date>2014-07-18T13:30:00</dc:date>
            </office:change-info>
            <text:p text:style-name="P1"><text:span text:style-name="T1">starts to ring</text:span></text:p>
          </text:deletion>
        </text:changed-region>
        <text:changed-region xml:id="ct281672472" text:id="ct281672472">
          <text:deletion>
            <office:change-info>
              <dc:creator>Unbekannter Autor</dc:creator>
              <dc:date>2014-07-18T13:27:00</dc:date>
            </office:change-info>
            <text:p text:style-name="P1"><text:span text:style-name="T1">stunningly</text:span></text:p>
          </text:deletion>
        </text:changed-region>
        <text:changed-region xml:id="ct199363448" text:id="ct199363448">
          <text:deletion>
            <office:change-info>
              <dc:creator>Unbekannter Autor</dc:creator>
              <dc:date>2014-07-18T13:30:00</dc:date>
            </office:change-info>
            <text:p text:style-name="P1"><text:span text:style-name="T1">true</text:span></text:p>
          </text:deletion>
        </text:changed-region>
        <text:changed-region xml:id="ct281651728" text:id="ct281651728">
          <text:deletion>
            <office:change-info>
              <dc:creator>Unbekannter Autor</dc:creator>
              <dc:date>2014-07-18T13:27:00</dc:date>
            </office:change-info>
            <text:p text:style-name="P1"><text:span text:style-name="T1">we</text:span></text:p>
          </text:deletion>
        </text:changed-region>
        <text:changed-region xml:id="ct281672232" text:id="ct281672232">
          <text:insertion>
            <office:change-info>
              <dc:creator>Unbekannter Autor</dc:creator>
              <dc:date>2014-07-18T13:27:00</dc:date>
            </office:change-info>
          </text:insertion>
        </text:changed-region>
        <text:changed-region xml:id="ct199326392" text:id="ct199326392">
          <text:deletion>
            <office:change-info>
              <dc:creator>Unbekannter Autor</dc:creator>
              <dc:date>2014-07-18T13:33:00</dc:date>
            </office:change-info>
            <text:p text:style-name="P1"><text:span text:style-name="T1">our</text:span></text:p>
          </text:deletion>
        </text:changed-region>
        <text:changed-region xml:id="ct199322368" text:id="ct199322368">
          <text:insertion>
            <office:change-info>
              <dc:creator>Unbekannter Autor</dc:creator>
              <dc:date>2014-07-18T13:33:00</dc:date>
            </office:change-info>
          </text:insertion>
        </text:changed-region>
        <text:changed-region xml:id="ct281775144" text:id="ct281775144">
          <text:insertion>
            <office:change-info>
              <dc:creator>Unbekannter Autor</dc:creator>
              <dc:date>2014-07-18T13:28:00</dc:date>
            </office:change-info>
          </text:insertion>
        </text:changed-region>
        <text:changed-region xml:id="ct281671344" text:id="ct281671344">
          <text:deletion>
            <office:change-info>
              <dc:creator>Unbekannter Autor</dc:creator>
              <dc:date>2014-07-18T13:33:00</dc:date>
            </office:change-info>
            <text:p text:style-name="P1"><text:span text:style-name="T1">our</text:span></text:p>
          </text:deletion>
        </text:changed-region>
        <text:changed-region xml:id="ct281493632" text:id="ct281493632">
          <text:insertion>
            <office:change-info>
              <dc:creator>Unbekannter Autor</dc:creator>
              <dc:date>2014-07-18T13:33:00</dc:date>
            </office:change-info>
          </text:insertion>
        </text:changed-region>
        <text:changed-region xml:id="ct281771592" text:id="ct281771592">
          <text:deletion>
            <office:change-info>
              <dc:creator>Unbekannter Autor</dc:creator>
              <dc:date>2014-07-18T13:34:00</dc:date>
            </office:change-info>
            <text:p text:style-name="P1"><text:span text:style-name="T1">Our</text:span></text:p>
          </text:deletion>
        </text:changed-region>
        <text:changed-region xml:id="ct281674912" text:id="ct281674912">
          <text:insertion>
            <office:change-info>
              <dc:creator>Unbekannter Autor</dc:creator>
              <dc:date>2014-07-18T13:34:00</dc:date>
            </office:change-info>
          </text:insertion>
        </text:changed-region>
        <text:changed-region xml:id="ct281493736" text:id="ct281493736">
          <text:deletion>
            <office:change-info>
              <dc:creator>Unbekannter Autor</dc:creator>
              <dc:date>2014-07-18T13:35:00</dc:date>
            </office:change-info>
            <text:p text:style-name="P1"><text:span text:style-name="T1">humanity</text:span></text:p>
          </text:deletion>
        </text:changed-region>
        <text:changed-region xml:id="ct282939176" text:id="ct282939176">
          <text:insertion>
            <office:change-info>
              <dc:creator>Unbekannter Autor</dc:creator>
              <dc:date>2014-07-18T13:35:00</dc:date>
            </office:change-info>
          </text:insertion>
        </text:changed-region>
        <text:changed-region xml:id="ct283077264" text:id="ct283077264">
          <text:insertion>
            <office:change-info>
              <dc:creator>Unbekannter Autor</dc:creator>
              <dc:date>2014-07-18T13:38:00</dc:date>
            </office:change-info>
          </text:insertion>
        </text:changed-region>
        <text:changed-region xml:id="ct286762888" text:id="ct286762888">
          <text:deletion>
            <office:change-info>
              <dc:creator>Unbekannter Autor</dc:creator>
              <dc:date>2014-07-18T13:46:00</dc:date>
            </office:change-info>
            <text:p text:style-name="P1"><text:span text:style-name="T1">In the Post-World War II Era a multitude of discothèques opened up in France - such</text:span></text:p>
          </text:deletion>
        </text:changed-region>
        <text:changed-region xml:id="ct283211920" text:id="ct283211920">
          <text:insertion>
            <office:change-info>
              <dc:creator>Unbekannter Autor</dc:creator>
              <dc:date>2014-07-18T13:43:00</dc:date>
            </office:change-info>
          </text:insertion>
        </text:changed-region>
        <text:changed-region xml:id="ct283145600" text:id="ct283145600">
          <text:deletion>
            <office:change-info>
              <dc:creator>Unbekannter Autor</dc:creator>
              <dc:date>2014-07-18T13:43:00</dc:date>
            </office:change-info>
            <text:p text:style-name="P1"><text:span text:style-name="T1"><text:s/>as the legendary Whiskey-A-Go-Go in Paris - and the UK, where “the first British all-nighters took place” (a party format that later came to be primarily associated with the Northern Soul scene).</text:span><text:span text:style-name="T1"><text:note text:id="ftn12" text:note-class="footnote"><text:note-citation>11</text:note-citation><text:note-body><text:p text:style-name="P2"><text:span text:style-name="footnote_20_reference"><text:span text:style-name="T2"/></text:span><text:span text:style-name="T3"> (Brewster and Broughton 2006, 61-63)</text:span></text:p><text:p text:style-name="Footnote"/></text:note-body></text:note></text:span><text:span text:style-name="T1"> While New York’s underground was partying heavily in small live music clubs to the new sensation called bebop, it took until 1960 for a DJ-based discothèque to open on the western side of the Atlantic: frenchman Oliver Coquelin’s Le Club. Meanwhile, Jamaican DJs were turning up the bass and battling each other on their cutting-edge sound systems, revolutionizing DJ culture unnoticed by the Western world as they invented the remix before disco did and the MC (Master of Cerermony) before hip hop did: “[Reggae] laid down the principles of remixing, it made an artist and a star of the producer, it transformed playing records into live performance, and it showed how music could be propelled into whole new genres by the needs of the dancefloor.”</text:span><text:span text:style-name="T1"><text:note text:id="ftn12" text:note-class="footnote"><text:note-citation>12</text:note-citation><text:note-body><text:p text:style-name="P3"><text:span text:style-name="footnote_20_reference"><text:span text:style-name="T2"/></text:span><text:span text:style-name="T3"> (Brewster and Broughton 2006, 130)</text:span></text:p><text:p text:style-name="Footnote"/></text:note-body></text:note></text:span></text:p>
          </text:deletion>
        </text:changed-region>
        <text:changed-region xml:id="ct283054056" text:id="ct283054056">
          <text:insertion>
            <office:change-info>
              <dc:creator>Unbekannter Autor</dc:creator>
              <dc:date>2014-07-18T13:45:00</dc:date>
            </office:change-info>
          </text:insertion>
        </text:changed-region>
        <text:changed-region xml:id="ct283054160" text:id="ct283054160">
          <text:deletion>
            <office:change-info>
              <dc:creator>Unbekannter Autor</dc:creator>
              <dc:date>2014-07-18T13:45:00</dc:date>
            </office:change-info>
            <text:p text:style-name="P1"><text:span text:style-name="T1">experiement</text:span></text:p>
          </text:deletion>
        </text:changed-region>
        <text:changed-region xml:id="ct286762992" text:id="ct286762992">
          <text:insertion>
            <office:change-info>
              <dc:creator>Unbekannter Autor</dc:creator>
              <dc:date>2014-07-18T13:46:00</dc:date>
            </office:change-info>
          </text:insertion>
        </text:changed-region>
        <text:changed-region xml:id="ct286763096" text:id="ct286763096">
          <text:insertion>
            <office:change-info>
              <dc:creator>Unbekannter Autor</dc:creator>
              <dc:date>2014-07-18T13:46:00</dc:date>
            </office:change-info>
          </text:insertion>
        </text:changed-region>
        <text:changed-region xml:id="ct286764032" text:id="ct286764032">
          <text:insertion>
            <office:change-info>
              <dc:creator>Unbekannter Autor</dc:creator>
              <dc:date>2014-07-18T13:47:00</dc:date>
            </office:change-info>
          </text:insertion>
        </text:changed-region>
        <text:changed-region xml:id="ct286764136" text:id="ct286764136">
          <text:insertion>
            <office:change-info>
              <dc:creator>Unbekannter Autor</dc:creator>
              <dc:date>2014-07-18T13:47:00</dc:date>
            </office:change-info>
          </text:insertion>
        </text:changed-region>
        <text:changed-region xml:id="ct286764344" text:id="ct286764344">
          <text:deletion>
            <office:change-info>
              <dc:creator>Unbekannter Autor</dc:creator>
              <dc:date>2014-07-18T13:47:00</dc:date>
            </office:change-info>
            <text:p text:style-name="P1"><text:span text:style-name="T1">last but not least,</text:span></text:p>
          </text:deletion>
        </text:changed-region>
        <text:changed-region xml:id="ct286770272" text:id="ct286770272">
          <text:insertion>
            <office:change-info>
              <dc:creator>Unbekannter Autor</dc:creator>
              <dc:date>2014-07-18T13:51:00</dc:date>
            </office:change-info>
          </text:insertion>
        </text:changed-region>
        <text:changed-region xml:id="ct286764656" text:id="ct286764656">
          <text:deletion>
            <office:change-info>
              <dc:creator>Unbekannter Autor</dc:creator>
              <dc:date>2014-07-18T13:50:00</dc:date>
            </office:change-info>
            <text:p text:style-name="P1"><text:span text:style-name="T1">Today, disco is one of the historically most misunderstood genres of all time, still suffering from the lingering echo of the heavy backlash that followed its commercial appropriation triggered by the hit film </text:span><text:span text:style-name="T4">Saturday Night Fever</text:span><text:span text:style-name="T1">. It was the first time club music conquered the mainstream, as the DJ fully revealed his promotional power and tastemaking influence. The era witnessed the rise of the mix tape, the extended dance remix, the 12-inch single and independent labels. Disco also introduced the repetitive kick drum accentuating the exact individual beats of a bar in four-four time, thereby prefiguring the rhythmic style of house and other future EDM genres, which are essentially all rooted in disco. </text:span></text:p>
          </text:deletion>
        </text:changed-region>
        <text:changed-region xml:id="ct286772144" text:id="ct286772144">
          <text:insertion>
            <office:change-info>
              <dc:creator>Unbekannter Autor</dc:creator>
              <dc:date>2014-07-18T13:55:00</dc:date>
            </office:change-info>
          </text:insertion>
        </text:changed-region>
        <text:changed-region xml:id="ct283255888" text:id="ct283255888">
          <text:insertion>
            <office:change-info>
              <dc:creator>Unbekannter Autor</dc:creator>
              <dc:date>2014-07-18T13:55:00</dc:date>
            </office:change-info>
          </text:insertion>
        </text:changed-region>
        <text:changed-region xml:id="ct283294000" text:id="ct283294000">
          <text:deletion>
            <office:change-info>
              <dc:creator>Unbekannter Autor</dc:creator>
              <dc:date>2014-07-18T13:55:00</dc:date>
            </office:change-info>
            <text:p text:style-name="P1"><text:span text:style-name="T5">2) </text:span></text:p>
          </text:deletion>
        </text:changed-region>
        <text:changed-region xml:id="ct286772456" text:id="ct286772456">
          <text:insertion>
            <office:change-info>
              <dc:creator>Unbekannter Autor</dc:creator>
              <dc:date>2014-07-18T13:55:00</dc:date>
            </office:change-info>
          </text:insertion>
        </text:changed-region>
        <text:changed-region xml:id="ct286772248" text:id="ct286772248">
          <text:deletion>
            <office:change-info>
              <dc:creator>Unbekannter Autor</dc:creator>
              <dc:date>2014-07-18T13:55:00</dc:date>
            </office:change-info>
            <text:p text:style-name="P1"><text:span text:style-name="T5">3)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7">1. Introduction</text:span></text:h>
      <text:p text:style-name="P5"/>
      <text:p text:style-name="P1"><text:span text:style-name="T1">This thesis aims to compare analog and digital DJ technologies with regard to the performativity of the disc jockey. The DJ has been historically underrepresented in academic discourse despite his cultural relevance. The human ritual of collective dancing to music is an ancient pillar of culture and society. The emergence of the DJ in the twentieth century constituted a detachment of this ritual from the performance of live music in favor of recorded music. His peculiar postmodern function as a “meta-musician” has exerted considerable influence on dance culture and the development of numerous music genres. </text:span></text:p>
      <text:p text:style-name="P1"><text:span text:style-name="T1">Traditionally, the craft of DJing has been bound to vinyl records, but recent technological developments have increasingly digitalized the profession, which has facilitated access for aspiring DJs such as myself, but also generated some criticism for “devaluing” the art of DJing. As a digital DJ who has always worked with DJ-software and a MIDI controller instead of turntables, I have attempted to learn to mix songs in the traditional way of using vinyl records over the course of this project. I have also explored Traktor Scratch as a Digital Vinyl System (DVS), the popular hybrid of digital and analog DJing methods which enables DJs to use turntables to play digital music formats via timecode vinyl. My goal is to examine how the aesthetic and technological options and challenges of these different systems affect the performativity of the DJ as an artist and as a mediator between the world of music and the audience.</text:span></text:p>
      <text:p text:style-name="P1"><text:span text:style-name="T1">The thesis will be divided into a creative and a theoretical part. The project will involve the real-time production of at least one DJ mix with each technology to illustrate the aesthetic differences I will describe in the theoretical analysis. The essence of DJing is invariably attached to the live performance in front of an audience, which loses its unique atmosphere in any recording. Nonetheless, most DJs develop, practice and expand their skills in solitude at home before they display them in front of an audience, a process about which I will provide some personal insights. Additionally, the recording of mixes to distribute for promotional purposes has been a widespread practice among DJs for decades, whether on tape, CD or online. However, I will also draw on my experience from live gigs, which were mostly conducted with a Mixvibes U-Mix Control Pro and the corresponding software Cross DJ, except at one recent private house party, where I played a spontaneous vinyl </text:span><text:soft-page-break/><text:span text:style-name="T1">set. Unfortunately I did not have an opportunity to use vinyl, regular or timecode, in the context of a club appearance.</text:span></text:p>
      <text:p text:style-name="P1"><text:span text:style-name="T1">To ensure a reasonable scope I want to remain within the boundaries of just one genre, and I have chosen to confine myself to hip hop music for a number of reasons: Most of all, since hip hop is my favorite genre next to funk, privately as well as in the context of my DJ activity, it makes up the bulk of my music collection. I also want to counterbalance the dominance of EDM (electronic dance music)</text:span><text:note text:id="ftn1" text:note-class="footnote"><text:note-citation>1</text:note-citation><text:note-body><text:p text:style-name="P26"><text:span text:style-name="footnote_20_reference"><text:span text:style-name="T2"/></text:span><text:span text:style-name="T3"> Explain.</text:span></text:p><text:p text:style-name="Footnote"/></text:note-body></text:note><text:span text:style-name="T1"> in most general research on club culture. It is easy to ignore hip hop as one of the many genres that owe their existence to the DJ. Where it does get mentioned, the focus is usually on the art of turntablism, which originated in hip hop culture but has become somewhat detached from the dancefloor and occupies a different niche than what I aim to investigate here. I am also excluding the aspect of production. Instead, I am restricting myself to the domain of the typical club DJ, the DJ in his essential, most basic function, as an archivist and performer, who plays a “collage” of songs or tracks by creating transitions through beatmatching or other methods.</text:span></text:p>
      <text:p text:style-name="P1"><text:span text:style-name="T1">In the theoretical component I will first provide a brief history of the DJ to establish a working definition of the term and illustrate his</text:span><text:note text:id="ftn2" text:note-class="footnote"><text:note-citation>2</text:note-citation><text:note-body><text:p text:style-name="P27"><text:span text:style-name="footnote_20_reference"><text:span text:style-name="T2"/></text:span><text:span text:style-name="T3"> Say something about gendered writing</text:span></text:p><text:p text:style-name="Footnote"/></text:note-body></text:note><text:span text:style-name="T1"> cultural significance. Following this, I will compare the aforementioned technologies – vinyl, controller and DVS - with regard to the three central aspects of DJing: selection, composition, and presentation. The recorded mixes will serve as points of reference, but based on existing research, interviews I conducted with other DJs and my own continuous performing experience I will transfer my observations to the realm of live performance as accurately as possible.</text:span></text:p>
      <text:p text:style-name="P1"><text:span text:style-name="T1">First, I will analyze how the shift from vinyl records to digital music formats impacts the music selection process, both in relation to what is colloquially referred to as “digging” – the constant search for and acquisition of new music – and concerning the general preparation of the musical material that precedes every DJ performance. Secondly, I will describe the differences in how these technologies are used to produce a mix by arranging songs in a specific order while constructing transitions between songs or even creating mashups through beatmatching, looping and other </text:span><text:soft-page-break/><text:span text:style-name="T1">practices. Thirdly, I will discuss the wider context of the performance: the DJ’s self-image and self-portrayal as well as his interaction with the audience.</text:span></text:p>
      <text:p text:style-name="P1"><text:span text:style-name="T1">Even though objectivity is an illusion, a utopian academic ideal that can never be fully achieved, this study takes on a comparatively subjective perspective since I am simultaneously the observer and the target of observation. While I strive to gain a certain degree of distance through my readings, interviews and elaborate self-reflection, I also want to embrace the individuality of this experience </text:span><text:span text:style-name="T4">(why?)</text:span><text:span text:style-name="T1">. In order for my observations and conclusions to be more comprehensible and hopefully relevant, I will first provide some context concerning my relationship with music and my development as a DJ.</text:span></text:p>
      <text:p text:style-name="P1"><text:span text:style-name="T1">I have been obsessed with music since childhood. From the beginning I had an aversion to the synthetic sounds and four-to-the-floor beats of EDM and a tendency to favor music with a certain “black” aesthetic, starting with (in retrospect) latently funky teen pop in the 90s and gradually getting into actual hip hop and R&amp;B in the early 2000s through MTV and the influence of my oldest brother, the first in a series of male impulses that I appropriated to shape my taste, skills and self-image. Non-feminist though it may be, it’s the truth: From the mid-2000s onwards my first boyfriend introduced me to the boombap sound of the 90s; a few years later the second one opened up the wide world of more current underground hip hop for me. My passion for music had been accompanied by a shy small-town enthusiasm for dancing as well, taking lessons in rock’n’roll dancing as a child and coming up with choreographies in the basement with my best friend as a teenager. Around the time I came of age these interests coalesced into an instant fascination with nightlife. I resolutely frequented and soon got organizationally involved in a nearby funk/soul/hip hop party called “Soulfood” that ran regularly in the next biggest city. Back then it wouldn’t have occurred to me in my wildest dreams to be a DJ myself as I danced through the night and made friends with local hip hop and funk DJs.</text:span></text:p>
      <text:p text:style-name="P1"><text:span text:style-name="T1">After I moved far away from my small town to attend university in Potsdam, in my second semester I followed an appeal to bring an external hard drive to the annual media studies summer party. That’s when I first saw and used DJ software (in this case, Virtual DJ). With no prior knowledge about the program or any DJing experience whatosever - and the extent of the girl’s instructions being limited to “press ‘sync’ and slowly move this thing in the middle to the other side” - I jumped in at the deep end. I kept the small crowd dancing with an array of crowd pleasers along the lines of Michael Jackson and MC Hammer despite my blatant deficiencies, </text:span><text:soft-page-break/><text:span text:style-name="T1">such as cluelessly syncing two tracks that were 20 BPM apart with my tech-expert-underground-hip hop boyfriend behind me quickly grasping the basic concept of the software and falling on deaf ears trying to explain it to me. I didn’t even know what BPM was. I got such a kick out of seeing people dance to music I selected that I made sure to get a DJ slot at every subsequent media studies party.</text:span></text:p>
      <text:p text:style-name="P1"><text:span text:style-name="T1">I soon acquired Virtual DJ myself, which I used with just a mouse and an increasing amount of keyboard shortcuts for two and a half years, mostly making hour-long mixes for campusradio podcasts and delightedly experimenting with mashups late at night in my dorm room (in addition to performing live at the semiannual media studies parties), until I finally gave in and bought my humble Mixvibes controller, even though I still didn’t conceive of myself as a DJ. DJs to me were the likes of the Soulfood guys with tons of fancy equipment who knew what they were doing; I felt I really didn’t know what I was doing except a little private tinkering and relying on the assumption that well-known songs make people dance (which is true). </text:span></text:p>
      <text:p text:style-name="P1"><text:span text:style-name="T1">The controller opened up a new world to me and over the years I started taking my DJing efforts more seriously, excessively cultivating countless playlists, thinking my selections through more than before, learning about bitrates and similar technicalities, getting small gigs through acquaintances. Eventually I ended up doing warm-up for my heroes, the Soulfood DJs, who were positively surprised by my endeavors and welcomed me to the stage with open arms. </text:span></text:p>
      <text:p text:style-name="P1"><text:span text:style-name="T1">It took a long time, at least three to four years overall, for me to consider myself a DJ more comfortably and not ridicule myself as a presumptuous amateur, though I still felt inferior whenever I was the only one in a DJ line-up not to use the turntables. I teamed up with a like-minded friend and fellow aspiring controller DJ, who also played at the media studies parties and participated in campusradio, to initiate our very own funk-based party in Potsdam, which recently celebrated its relatively successul premiere. So this is the stage I was at when I started working on this project: a young and motivated controller DJ trying to establish herself and to learn how to handle vinyl using her boyfriend’s turntables.</text:span></text:p>
      <text:p text:style-name="P4"/>
      <text:h text:style-name="Heading_20_1" text:outline-level="1"><text:span text:style-name="T7">2. DJ history</text:span></text:h>
      <text:p text:style-name="P5"/>
      <text:p text:style-name="P16"><text:soft-page-break/><text:span text:style-name="T17">Everybody, get in the groove and let the good times roll<text:line-break/>I'm gon’ stay here till I soothe my soul</text:span></text:p>
      <text:p text:style-name="P16"><text:span text:style-name="T17">If it takes all night long</text:span></text:p>
      <text:p text:style-name="P17"/>
      <text:p text:style-name="P16"><text:span text:style-name="T17">Yeah, it might be one o'clock and it might be three</text:span></text:p>
      <text:p text:style-name="P16"><text:span text:style-name="T17">Time don't mean that much to me<text:line-break/>I ain’t had this much fun since I don’t know when</text:span></text:p>
      <text:p text:style-name="P16"><text:span text:style-name="T17">And I might not feel this good again</text:span></text:p>
      <text:p text:style-name="P17"/>
      <text:p text:style-name="P16"><text:span text:style-name="T17">- Aretha Franklin, “Good Times”</text:span></text:p>
      <text:p text:style-name="P6"/>
      <text:p text:style-name="P1"><text:span text:style-name="T1">In their extensive history of the DJ, Brewster and Broughton dive right in by wittily tracing the role of the DJ all the way back to the ancient shaman who conducted the musical accompaniment at mankind’s nocturnal rituals. Though it may seem a </text:span><text:change text:change-id="ct281689880"/><text:span text:style-name="T1"><text:s/>far-fetched idea at first, on second thought it </text:span><text:change-start text:change-id="ct281783512"/><text:span text:style-name="T1">provides </text:span><text:change-end text:change-id="ct281783512"/><text:change-start text:change-id="ct286771936"/><text:span text:style-name="T1">usefull</text:span><text:change-end text:change-id="ct286771936"/><text:change-start text:change-id="ct199322472"/><text:span text:style-name="T1"> insights </text:span><text:change-end text:change-id="ct199322472"/><text:change text:change-id="ct199363248"/><text:span text:style-name="T1"><text:s/></text:span><text:change text:change-id="ct281672472"/><text:span text:style-name="T1"><text:s/></text:span><text:change text:change-id="ct199363448"/><text:span text:style-name="T1">. In a </text:span><text:span text:style-name="T4">de facto</text:span><text:span text:style-name="T1"> secularized world, </text:span><text:change text:change-id="ct281651728"/><text:change-start text:change-id="ct281672232"/><text:span text:style-name="T1"><text:s/>many people</text:span><text:change-end text:change-id="ct281672232"/><text:span text:style-name="T1"> satisfy </text:span><text:change text:change-id="ct199326392"/><text:change-start text:change-id="ct199322368"/><text:span text:style-name="T1">their</text:span><text:change-end text:change-id="ct199322368"/><text:span text:style-name="T1"> spiritual</text:span><text:change-start text:change-id="ct281775144"/><text:span text:style-name="T1"><office:annotation><dc:creator>Unbekannter Autor</dc:creator><dc:date>2014-07-18T13:28:01.71</dc:date><text:p text:style-name="P60"><text:span text:style-name="T23">1. Vorsicht: keine allzu affektierten Phrasen: irgendwie dumm, total wahr</text:span></text:p><text:p text:style-name="P60"><text:span text:style-name="T23">2. Vorsicht: Kein verallgemeinerndes, vereinnehmendes WIR.</text:span></text:p><text:p text:style-name="P60"><text:span text:style-name="T23"/></text:p></office:annotation></text:span><text:change-end text:change-id="ct281775144"/><text:span text:style-name="T1"> needs through cultural products of the entertainment industry more than anything else. The target of </text:span><text:change text:change-id="ct281671344"/><text:change-start text:change-id="ct281493632"/><text:span text:style-name="T1">their</text:span><text:change-end text:change-id="ct281493632"/><text:span text:style-name="T1"> worship has shifted from deities towards artists and celebrities. Instead of with religion, the notion of “cult” is now associated with films, books, TV series, bands or music genres, even clothing brands; these are the new signifiers that define our identity and divide us into groups. </text:span></text:p>
      <text:p text:style-name="P1"><text:change text:change-id="ct281771592"/><text:span text:style-name="T1"><text:s/></text:span><text:change-start text:change-id="ct281674912"/><text:span text:style-name="T1">Western </text:span><text:change-end text:change-id="ct281674912"/><text:span text:style-name="T1">culture is undeniably no longer as deeply permeated by religion, and as a result our celebrations have become detached from their ancient function of worshipping the divine. Yet </text:span><text:change text:change-id="ct281493736"/><text:span text:style-name="T1"><text:s/></text:span><text:change-start text:change-id="ct282939176"/><text:span text:style-name="T1">modern civilization </text:span><text:change-end text:change-id="ct282939176"/><text:span text:style-name="T1">has retained a deep-seated need for collectivity and transcendence, a desire to unwind after a hard day’s or week’s work, to socialize and perhaps use certain substances, to reconnect with one’s body, to forget about the anxieties of existence, to step out of the drudgery of the everyday and feel </text:span><text:span text:style-name="T4">alive</text:span><text:span text:style-name="T1">. Some people achieve this by exercising, pursuing a hobby, having dinner with their family, watching television on the couch, going to the movies or meeting their friends in a bar. But none of these activities come as close to the sublime exaltation of that ancient ritual of dancing around a bonfire as clubbing does: You put on your “mask” or “costume” as you carefully dress for the night to take on a different role from your everyday self. You make your way to a special place reserved for festivities, where you immerse yourself in the music and perhaps alter your state of mind with alcohol and other drugs. You let your body take over control of your entire being and you lose your sense of time as you dance through the night with</text:span><text:soft-page-break/><text:span text:style-name="T1"> your friends, but also form an unspoken ephemeral bond with a crowd of strangers. The figure who makes this entire experience possible is the DJ.</text:span></text:p>
      <text:p text:style-name="P7"/>
      <text:p text:style-name="P1"><text:span text:style-name="T13">On the air</text:span></text:p>
      <text:p text:style-name="P1"><text:span text:style-name="T1">The story of the DJ is inherently tied to the story of recorded music as well as radio. There was a time when the reception of music was physically bound in time and space to the production of music. If you wanted to hear music, you had to perform it yourself or be within hearing distance of someone performing it. Until, one day in 1877, Thomas Edison recorded himself singing “Mary had a little lamb” onto a wax cylinder as “the first human being to record a sound and reproduce it,” albeit without the intention of using his invention to store music.</text:span><text:note text:id="ftn3" text:note-class="footnote"><text:note-citation>3</text:note-citation><text:note-body><text:p text:style-name="P28"><text:span text:style-name="footnote_20_reference"><text:span text:style-name="T2"/></text:span><text:span text:style-name="T3"> (Milner 2010, 4)</text:span></text:p><text:p text:style-name="Footnote"/></text:note-body></text:note><text:span text:style-name="T1"> Around three decades later, Canadian engineer Reginald Fessenden became the world’s first DJ by transmitting a cylinder recording of “a contralto singing Handel’s ‘Largo’ from </text:span><text:span text:style-name="T4">Xerxes</text:span><text:span text:style-name="T1">” via radio waves “from Brant Rock near Boston, Massachusetts, to a number of astonished <text:s/>ships’ telegraph operators out in the Atlantic” who he had “equipped […] with the necessary receivers.”</text:span><text:note text:id="ftn4" text:note-class="footnote"><text:note-citation>4</text:note-citation><text:note-body><text:p text:style-name="P29"><text:span text:style-name="footnote_20_reference"><text:span text:style-name="T2"/></text:span><text:span text:style-name="T3"> (Brewster and Broughton 2006, 28-29)</text:span></text:p><text:p text:style-name="Footnote"/></text:note-body></text:note></text:p>
      <text:p text:style-name="P1"><text:span text:style-name="T1">In fact, radio was the realm the DJ first conquered, already raising suspicion among musicians and politicians alike because of the power he held “as the gatekeeper at the point where music met its audience.”</text:span><text:note text:id="ftn5" text:note-class="footnote"><text:note-citation>5</text:note-citation><text:note-body><text:p text:style-name="P30"><text:span text:style-name="footnote_20_reference"><text:span text:style-name="T2"/></text:span><text:span text:style-name="T3"> (Brewster and Broughton 2006, 30)</text:span></text:p><text:p text:style-name="Footnote"/></text:note-body></text:note><text:span text:style-name="T1"> I cannot go into detail here concerning the development of the radio DJ, but it is worth noting the central aspects of the craft that the radio DJ established – besides of course the term “disc jockey”, which is surrounded by a variety of origin stories.</text:span><text:note text:id="ftn6" text:note-class="footnote"><text:note-citation>6</text:note-citation><text:note-body><text:p text:style-name="P31"><text:span text:style-name="footnote_20_reference"><text:span text:style-name="T2"/></text:span><text:span text:style-name="T3"> See Brewster first chapter</text:span></text:p><text:p text:style-name="Footnote"/></text:note-body></text:note><text:span text:style-name="T1"> The DJ was characterized by his inherent advantage of being able to play more music more cheaply than any given live musician, as well as his function as a tastemaker and musical ambassador who can provide a platform for all the music that the world’s mainstream outlets are </text:span><text:soft-page-break/><text:span text:style-name="T1">carelessly neglecting or deliberately suppressing. This ability has often put him in charge of the success (and later on even the creation) of entire genres, the first being 1940s rhythm and blues, which at the time meant little more than “records made by black people.”</text:span><text:note text:id="ftn7" text:note-class="footnote"><text:note-citation>7</text:note-citation><text:note-body><text:p text:style-name="P32"><text:span text:style-name="footnote_20_reference"><text:span text:style-name="T2"/></text:span><text:span text:style-name="T3"> (Brewster and Broughton 2006, 39)</text:span></text:p><text:p text:style-name="Footnote"/></text:note-body></text:note><text:span text:style-name="T1"> Interestingly, black music has always accompanied the development of the DJ, from reggae to hip hop to disco to house, illustrating his role as an agent of counterculture - as also becomes evident in the historically strong connection of club culture with the homosexual scene.</text:span></text:p>
      <text:p text:style-name="P7"/>
      <text:p text:style-name="P1"><text:span text:style-name="T13">Before the DJ</text:span></text:p>
      <text:p text:style-name="P1"><text:span text:style-name="T1">Recorded music found its calling as a medium of entertainment only a couple of years after it had been invented: Patented in 1889, the jukebox merely lacked the technology of amplification until it gained widespread popularity in the 1920s, conquering a variety of esta</text:span><text:change-start text:change-id="ct283077264"/><text:span text:style-name="T1">b</text:span><text:change-end text:change-id="ct283077264"/><text:span text:style-name="T1">lishments such as saloons and cafés, so that “ironically, the DJ’s role was automated even before it came into existence.” Both music and DJ culture, each as an art and as an industry, owe a great deal to this machine. The jukebox not only kept record sales going in the Depression era, but also allowed for cheap and adventurous musical programming by the establishments’ proprietors, who determined the selection of their jukebox and thus were basically just one step removed from being DJs.</text:span></text:p>
      <text:p text:style-name="P1"><text:span text:style-name="T1">In an entirely different context, the early twentieth century witnessed a peculiar setting in which people gathered to listen to recorded music. Starting with the “tone tests” held for the Edison Diamond Disc Phonograph from 1915 onwards, new sound recording technologies were often introduced to a group of invited guests at staged demonstrations, not to dance and have fun but to be amazed by the “realistic” reproduction of live music. In this context the technology did not serve the purpose of enjoying music, but music was a means of experiencing the technology. However, Edison was also already interested in the effect the music itself had on the guests, intuitively formulating the essential concern of the future club DJ: to guide the audience’s emotions. He paid psychology professors to study the mood changes triggered by music, one of whom “developed a Mood Change Chart that Edison dealers were encouraged to use at Mood Change Parties, to show their ‘Analysis of Mental Reactions to Music, as Re-Created by the New Edison, the Phonograph with </text:span><text:soft-page-break/><text:span text:style-name="T1">a Soul.’”</text:span><text:note text:id="ftn8" text:note-class="footnote"><text:note-citation>8</text:note-citation><text:note-body><text:p text:style-name="P33"><text:span text:style-name="footnote_20_reference"><text:span text:style-name="T2"/></text:span><text:span text:style-name="T3"> (Milner 2010, 47)</text:span></text:p><text:p text:style-name="Footnote"/></text:note-body></text:note><text:span text:style-name="T1"> </text:span><text:span text:style-name="T4">The Phonograph with a Soul</text:span><text:span text:style-name="T1">. A simple marketing phrase that carries so much baggage, considering the eternal accusation of technology threatening our humanity, which has permeated the discourse surrounding not only the history of recorded music, but also the role of the DJ himself as well as the technologies he uses.</text:span></text:p>
      <text:p text:style-name="P7"/>
      <text:p text:style-name="P1"><text:span text:style-name="T13">The human jukebox and post-war partying</text:span></text:p>
      <text:p text:style-name="P1"><text:span text:style-name="T1">In 1943, the first official dance event based on recorded music had six couples dancing to a small selection of swing records in a small town in Northern England. This “Grand Record Dance” in Leeds, UK, was organized by “eccentric young entrepreneur” Jimmy Savile, who “hit upon the bright idea of playing records live, armed only with brittle 78s and a makeshift disco unit,” a home-made fusion of a gramophone and a valve radio. Unfortunately the party soon came to an end as the equipment “had melted at several soldered points and died quietly, but not before giving a final electric shock to its inventor, causing him to weep openly.’” Nevertheless, the club DJ was born that night - a downright revolutionary incident, because after all “transposing the idea [of the radio DJ] to a live format required a quantum leap of imagination.”</text:span><text:note text:id="ftn9" text:note-class="footnote"><text:note-citation>9</text:note-citation><text:note-body><text:p text:style-name="P34"><text:span text:style-name="footnote_20_reference"><text:span text:style-name="T2"/></text:span><text:span text:style-name="T3"> (Brewster and Broughton 2006, 56)</text:span></text:p><text:p text:style-name="Footnote"/></text:note-body></text:note><text:span text:style-name="T1"> Savile proceeded to successfully spread his alternative to live music events all over the country, confusing technicians by having them set up the record player on stage instead of in the lighting man’s booth and even adding a second one to reduce the gaps between records, which he filled with talking. Eventually, he launched a successful career in media as a radio DJ and the first host of </text:span><text:span text:style-name="T4">Top of the Pops</text:span><text:span text:style-name="T1">, making him the “first superstar DJ.”</text:span></text:p>
      <text:p text:style-name="P1"><text:span text:style-name="T1">While Savile was instituting the bandless dance in dance halls across the UK, American radio DJs in the fifties promoted their shows at so-called “sock hops” in high school gymnasiums, where guests had to take off their shoes for the sake of the flooring material. It didn’t take long for the concept to catch on, as amateur DJs emerged on the scene. Eventually it also occurred to one of them to use twin turntables, even with separate volume controls, and to talk between records.</text:span></text:p>
      <text:p text:style-name="P1"><text:soft-page-break/><text:span text:style-name="T1">Despite these developments in the anglophone world, the origin of the disothèque is to be found in continental Europe, where the Nazi regime banned jazz musicians from playing and left rebellious young jazz lovers in Germany and occupied France no choice but to sneak their swing records into cafés and basements to dance to them.</text:span><text:note text:id="ftn10" text:note-class="footnote"><text:note-citation>10</text:note-citation><text:note-body><text:p text:style-name="P35"><text:span text:style-name="footnote_20_reference"><text:span text:style-name="T2"/></text:span><text:span text:style-name="T3"> The Nazis also „grudgingly tolerated“ native jazz musicians playing in France.</text:span></text:p><text:p text:style-name="Footnote"/></text:note-body></text:note><text:span text:style-name="T1"> The word “discothèque”, which tanslates to “record library”, referred to both a collection of records and the place where it was stored. Although the term only started being used for dance venues after the war, “the first place to employ the word is said to have been La Discothèque, a tiny bar in the rue Hachette in occupied Paris, where you could order your favourite jazz 78 along with your drink.”</text:span></text:p>
      <text:p text:style-name="P1"><text:change text:change-id="ct286762888"/><text:change-start text:change-id="ct283211920"/><text:span text:style-name="T1"><office:annotation><dc:creator>Unbekannter Autor</dc:creator><dc:date>2014-07-18T13:43:18.70</dc:date><text:p text:style-name="P60"><text:span text:style-name="T23">Könnte man rausnehmen, um den text notfalls kürzer zu machen</text:span></text:p></office:annotation></text:span><text:change-end text:change-id="ct283211920"/><text:change text:change-id="ct283145600"/></text:p>
      <text:p text:style-name="P7"/>
      <text:p text:style-name="P1"><text:span text:style-name="T13">The nightclub comes of age</text:span></text:p>
      <text:p text:style-name="P1"><text:span text:style-name="T1">The sixties were a defining decade for DJ and club culture in a number of ways. The symbiosis between American and European dance cultures continued to blossom, with the US usually supplying the content, i.e. music (and often the dance styles), which the European underground, especially in the UK, fed off as it kept raising club </text:span><text:soft-page-break/><text:span text:style-name="T1">culture to new heights: “It was in Britain that club culture was founded, even if the records which filled it were from across the Atlantic.”</text:span><text:note text:id="ftn13" text:note-class="footnote"><text:note-citation>11</text:note-citation><text:note-body><text:p text:style-name="P38"><text:span text:style-name="footnote_20_reference"><text:span text:style-name="T2"/></text:span><text:span text:style-name="T3"> (Brewster and Broughton 2006, 84)</text:span></text:p><text:p text:style-name="Footnote"/></text:note-body></text:note><text:span text:style-name="T1"> With its impressive architecture and music connoisseur Ian “Sammy” Samwell on the decks playing American rhythm and blues rarities at lunchtime, the Lyceum in London “was the first place in which all the recognisable elements of a modern club – lights, up-front dance records, disc jockey and dancefloor – came together.”</text:span><text:note text:id="ftn14" text:note-class="footnote"><text:note-citation>12</text:note-citation><text:note-body><text:p text:style-name="P39"><text:span text:style-name="footnote_20_reference"><text:span text:style-name="T2"/></text:span><text:span text:style-name="T3"> (Brewster and Broughton 2006, 69-70)</text:span></text:p><text:p text:style-name="Footnote"/></text:note-body></text:note><text:span text:style-name="T1"> Other clubs like the Scene, the Flamingo, the Roaring Twenties and Tiles made history with phenomenal DJ sets and drug-fueled all-nighters and/or lunchtime dances that partygoers merged into three-day weekends. This British club culture was largely dominated by the "mods", a young, hip working-class subculture defined by their love of black American music, fashion and amphetamines.</text:span></text:p>
      <text:p text:style-name="P1"><text:span text:style-name="T1">Even in the States, a striking number of the initial groundbreaking clubs were owned by Europeans, such as Oliver Coquelin’s aforementioned Le Club in New York and later Cheetah during the acid craze in San Francisco, or British celebrity divorcee Sybil Burton’s illustrious club Arthur in Manhattan, where Terry Noel, “the prototype of the modern DJ”, was the first DJ to mix records and take full control of the lights and sound system, turning the dance night into a spectacle. </text:span></text:p>
      <text:p text:style-name="P1"><text:span text:style-name="T1">Starting at New York’s Peppermint Lounge, the sixties also hit both sides of the Atlantic with a dance revolution. Dancefloors were liberated from step-based couples’ dancing when a certain new solo dance called the twist “dropped an H-bomb on dance conservatism.”</text:span><text:note text:id="ftn15" text:note-class="footnote"><text:note-citation>13</text:note-citation><text:note-body><text:p text:style-name="P40"><text:span text:style-name="footnote_20_reference"><text:span text:style-name="T2"/></text:span><text:span text:style-name="T3"> (Brewster and Broughton, Last Night A DJ Saved My Life. The History Of The Disc Jockey 2006)</text:span></text:p><text:p text:style-name="Footnote"/></text:note-body></text:note><text:span text:style-name="T1"> A few years later, the new chemical drug LSD spread from San Francisco to New York and London, temporarily saturating club culture with bizarre sensory journeys and increasingly undanceable psychedelic rock music at places like the Electric Circus in New York or UFO in London. It was time for the transition into new territories. </text:span></text:p>
      <text:p text:style-name="P7"/>
      <text:p text:style-name="P1"><text:span text:style-name="T13">The DJ comes of age</text:span></text:p>
      <text:p text:style-name="P1"><text:soft-page-break/><text:span text:style-name="T1">“In less than a quarter of a century, the idea of dancing to someone playing records had evolved form a bizarre </text:span><text:change-start text:change-id="ct283054056"/><text:span text:style-name="T1">experiment</text:span><text:change-end text:change-id="ct283054056"/><text:change text:change-id="ct283054160"/><text:span text:style-name="T1"> in a Yorkshire function room to an intricate world of nightclubs, DJs, drugs and music.”</text:span><text:note text:id="ftn16" text:note-class="footnote"><text:note-citation>14</text:note-citation><text:note-body><text:p text:style-name="P41"><text:span text:style-name="footnote_20_reference"><text:span text:style-name="T2"/></text:span><text:span text:style-name="T3"> (Brewster and Broughton 2006, 83)</text:span></text:p><text:p text:style-name="Footnote"/></text:note-body></text:note><text:span text:style-name="T1"> The seventies solidified the </text:span><text:change-start text:change-id="ct286762992"/><text:span text:style-name="T1"><text:s/>three </text:span><text:change-end text:change-id="ct286762992"/><text:span text:style-name="T1">basic characteristics of the DJ that had surfaced in the previous decade and have defined the craft to this day: </text:span><text:change-start text:change-id="ct286763096"/></text:p>
      <text:list xml:id="list221149828564403529" text:style-name="L1">
        <text:list-item>
          <text:p text:style-name="P13"><text:change-end text:change-id="ct286763096"/><text:span text:style-name="T1">The obsession with unearthing rare treasures, </text:span><text:change-start text:change-id="ct286764032"/></text:p>
        </text:list-item>
        <text:list-item>
          <text:p text:style-name="P13"><text:change-end text:change-id="ct286764032"/><text:span text:style-name="T1">the art of mixing and beatmatching and </text:span><text:change-start text:change-id="ct286764136"/></text:p>
        </text:list-item>
        <text:list-item>
          <text:p text:style-name="P13"><text:change-end text:change-id="ct286764136"/><text:change text:change-id="ct286764344"/><text:span text:style-name="T1"><text:s/>the skill of manipulating the crowd through the power of music.</text:span></text:p>
        </text:list-item>
      </text:list>
      <text:p text:style-name="P1"><text:span text:style-name="T1">As London and the rest of Southern England got caught up in flower power, <text:s/>the mods proceeded to establish the world’s first real rave culture as they carried on dancing to their beloved sixties soul “stompers” in otherwise unremarkable Northern small towns, unperturbed by the popular music industry and the new developments of funk and disco. The DJ’s quest for rarities was practically built into the nature of the scene as black music in America moved on from the uptempo soul that had defined the Motown sound of the sixties and its unsuccessful imitators. Finding “new” songs could only be achieved by digging deeper and deeper into an ultimately finite pool of music from an era that was already over. Dancers drove for hours to clubs like the Twisted Wheel, the Catacombs, the Torch, the Wigan Casino and the Blackpool Mecca just to hear certain records that literally could not be heard anywhere else in the country or sometimes even in any of the other clubs, because the only available copy was in the hands of a single DJ, such as Blackpool’s Ian Levine, who had rescued it from a scruffy record store in New Orleans. Suddenly, dance music was about more than just “playing the hits of the day”, and connoisseurship was the primary way for a DJ to distinguish himself.</text:span></text:p>
      <text:p text:style-name="P1"><text:span text:style-name="T1">On the other side of the ocean, as the newly liberated blacks and gays were flooding New York’s nightclubs, the burgeoning disco scene changed DJing forever. To begin with, the “godfather” of the modern DJ, Francis Grasso, “stormed the profession out of servitude and made the DJ the musical head chef.”</text:span><text:note text:id="ftn17" text:note-class="footnote"><text:note-citation>15</text:note-citation><text:note-body><text:p text:style-name="P42"><text:span text:style-name="footnote_20_reference"><text:span text:style-name="T2"/></text:span><text:span text:style-name="T3"> (Brewster and Broughton 2006, 139)</text:span></text:p><text:p text:style-name="Footnote"/></text:note-body></text:note><text:span text:style-name="T1"> Taking the throne from Terry Noel at the Salvation club and later perfecting his skills at the Sanctuary, he was the </text:span><text:soft-page-break/><text:span text:style-name="T1">first to put flow in the DJ’s performance, to take the crowd on a musical journey through the night with his unique musical programming: “Before him, people had played records as if they were discrete little performances, Francis treated them like movements in a symphony; continuous elements in a grand whole.”</text:span><text:note text:id="ftn18" text:note-class="footnote"><text:note-citation>16</text:note-citation><text:note-body><text:p text:style-name="P43"><text:span text:style-name="footnote_20_reference"><text:span text:style-name="T2"/></text:span><text:span text:style-name="T3"> (Brewster and Broughton 2006, 141)</text:span></text:p><text:p text:style-name="Footnote"/></text:note-body></text:note><text:span text:style-name="T1"> He also claims to be the first DJ who was able to beat-mix, even without being able to adjust the tempo of records or touch them while they were playing: “All you had to do was start at the right moment.”</text:span><text:note text:id="ftn19" text:note-class="footnote"><text:note-citation>17</text:note-citation><text:note-body><text:p text:style-name="P44"><text:span text:style-name="footnote_20_reference"><text:span text:style-name="T2"/></text:span><text:span text:style-name="T3"> (Brewster and Broughton 2006, 145)</text:span></text:p><text:p text:style-name="Footnote"/></text:note-body></text:note><text:span text:style-name="T1"> </text:span></text:p>
      <text:p text:style-name="P1"><text:span text:style-name="T1">There’s a long line of legendary DJs that passed the torch to each other and shaped the disco era: Francis Grasso establishing beatmixing and teaching it to his disciples Michael Capello and Steve D’Acquisto; David Mancuso creating an inclusive, emotional atmosphere at his private parties at the Loft; Nicky Siano tranferring Mancuso’s message of love and unity to a more commercial setting at the Gallery; Walter Gibbons creating live remixes at Galaxy 21; Tee Scott overlaying records into long blends at Better Days; David Rodriguez joyously challenging the crowd at the Ginza; Larry Levan championing the original disco sound at the Paradise Garage even after its commercial overkill.</text:span></text:p>
      <text:p text:style-name="P1"><text:change-start text:change-id="ct286770272"/><text:span text:style-name="T1"><office:annotation><dc:creator>Unbekannter Autor</dc:creator><dc:date>2014-07-18T13:51:00.84</dc:date><text:p text:style-name="P60"><text:span text:style-name="T23">Toll! Aber könnte man wegkürzen. Geht nicht auf die basic characteristics des djs ein, bzw. Erläutert/illustriert deren Entstehung nicht.</text:span></text:p></office:annotation></text:span><text:change-end text:change-id="ct286770272"/><text:change text:change-id="ct286764656"/></text:p>
      <text:p text:style-name="P7"/>
      <text:p text:style-name="P1"><text:span text:style-name="T13">Hip Hop</text:span></text:p>
      <text:p text:style-name="P1"><text:span text:style-name="T3">In the late seventies, disco and most of all funk provided the bulk of the source material for the Bronx DJs that created hip hop music. In a way it was the first truly postmodern music genre, the first to base its entire creative process on the </text:span><text:soft-page-break/><text:span text:style-name="T3">rearrangement of building blocks from existing recordings. Fueled by dance, it was a purely DJ-driven meta-genre, an “</text:span><text:span text:style-name="T10">omnigenre</text:span><text:span text:style-name="T3">” that introduced a “genreless concept of music.”</text:span><text:note text:id="ftn20" text:note-class="footnote"><text:note-citation>18</text:note-citation><text:note-body><text:p text:style-name="P45"><text:span text:style-name="footnote_20_reference"><text:span text:style-name="T2"/></text:span><text:span text:style-name="T3"> (Katz 2012, 24)</text:span></text:p><text:p text:style-name="Footnote"/></text:note-body></text:note><text:span text:style-name="T3"> <text:s/>The central foundation of hip hop music was the break, referring to the stripped down drum passages with no or minimal instrumentation that appear frequently in funk songs, but can be found in a lot of different genres, from latin music to rock and others. In his historical portrait of the hip hop DJ, musicologist Mark Katz elaborates on the notion of “funkiness” as a “rhythmic, textural, and timbral profile characteristic of funk” that hip hop DJs looked for and discovered in all kinds of music.</text:span><text:note text:id="ftn21" text:note-class="footnote"><text:note-citation>19</text:note-citation><text:note-body><text:p text:style-name="P46"><text:span text:style-name="footnote_20_reference"><text:span text:style-name="T2"/></text:span><text:span text:style-name="T3"> (Katz 2012, 24f)</text:span></text:p><text:p text:style-name="Footnote"/></text:note-body></text:note></text:p>
      <text:p text:style-name="P1"><text:span text:style-name="T3">DJ Kool Herc was the first to reduce records to the drum breaks that he noticed certain dancers waiting for, although still without the quick cutting and precise beatmatching of his successors. Being from Jamaica, he incorporated elements of reggae culture such as the elaborate sound system and the accompaniment of a “Master of Ceremony” rhyming to entertain the crowd. It was Grandmaster Flash who, inspired by Herc and tutored by beatmixing expert Pete Jones, spent months locked up in his room developing the technique of “manual sampling and looping of a record […] without losing the beat,” only to be disappointed by the public’s initial lack of enthusiasm that preceded the eventual hype.</text:span><text:note text:id="ftn22" text:note-class="footnote"><text:note-citation>20</text:note-citation><text:note-body><text:p text:style-name="P47"><text:span text:style-name="footnote_20_reference"><text:span text:style-name="T2"/></text:span><text:span text:style-name="T3"> (Brewster and Broughton 2006, 235-239)</text:span></text:p><text:p text:style-name="Footnote"/></text:note-body></text:note><text:span text:style-name="T3"> Afrika Bambaata, aside from founding the Zulu Nation, enriched hip hop parties and surprised the crowd with unusual selections from his vast and infamous record collection. </text:span></text:p>
      <text:p text:style-name="P1"><text:span text:style-name="T3">The style of hip hop DJs was soon transferred to the level of production, where the sampler enabled DJ-producers to carefully loop and layer pieces of music in a new way. Over time, hip hop music has expanded its style way beyond breakbeats, but the looped sample has remained the essential structural element</text:span><text:span text:style-name="T1"> of the hip hop beat. </text:span><text:span text:style-name="T3">Turntablism became a niche as DJs were no longer needed to create the beats live on stage, so today people speaking of a “hip hop DJ” usually refer to a DJ who plays hip hop tracks, not a live recomposition of other genres. The non-live production of hip hop music has introduced an additional step between the original </text:span><text:soft-page-break/><text:span text:style-name="T3">source music and the hip hop DJ in the club. This is the perspective I am taking in this project.</text:span></text:p>
      <text:h text:style-name="Heading_20_1" text:outline-level="1"><text:span text:style-name="T7">3. DJing – analog vs. digital</text:span></text:h>
      <text:p text:style-name="P8"/>
      <text:p text:style-name="P1"><text:span text:style-name="T5">In the following chapters I will examine the differences beween analog and digital DJ technologies in reference to the performativity of the DJ. I will deal with the three basic categories of the club DJ’s craft: </text:span><text:change-start text:change-id="ct286772144"/></text:p>
      <text:list xml:id="list2288744512904781390" text:style-name="L2">
        <text:list-item>
          <text:p text:style-name="P14"><text:change-end text:change-id="ct286772144"/><text:span text:style-name="T5">The </text:span><text:span text:style-name="T12">invisible</text:span><text:span text:style-name="T5"> work of collecting and archiving music,</text:span><text:change-start text:change-id="ct283255888"/></text:p>
        </text:list-item>
        <text:list-item>
          <text:p text:style-name="P14"><text:change-end text:change-id="ct283255888"/><text:change text:change-id="ct283294000"/><text:span text:style-name="T5">the </text:span><text:span text:style-name="T12">audible</text:span><text:span text:style-name="T5"> work of mixing and</text:span><text:change-start text:change-id="ct286772456"/></text:p>
        </text:list-item>
        <text:list-item>
          <text:p text:style-name="P14"><text:change-end text:change-id="ct286772456"/><text:span text:style-name="T5"><text:s/></text:span><text:change text:change-id="ct286772248"/><text:span text:style-name="T5">the </text:span><text:span text:style-name="T12">visible</text:span><text:span text:style-name="T5"> work of performing in front of an audience.</text:span></text:p>
        </text:list-item>
      </text:list>
      <text:p text:style-name="P1"><text:span text:style-name="T5">I am approaching the analysis both theoretically and empirically. In a somewhat ethnographic mindset, I have employed practices similar to those of an anthropologist’s “participant observation” which could in this case perhaps be summarized as “self-experience”. I have made myself the subject, instrument and object of observation: For the past few months, I have been teaching myself how to mix with vinyl records on a traditional setup of two turntables connected to an analog mixer.</text:span><text:note text:id="ftn23" text:note-class="footnote"><text:note-citation>21</text:note-citation><text:note-body><text:p text:style-name="P48"><text:span text:style-name="footnote_20_reference"><text:span text:style-name="T2"/></text:span><text:span text:style-name="T3"> The turntables: Vestax PDX-2300 and FDX-2300 MkII Pro, the mixer is a (???)</text:span></text:p><text:p text:style-name="Footnote"/></text:note-body></text:note><text:span text:style-name="T5"> During this process, I have filmed some and recorded all of my practice sessions and kept a diary documenting my progress. After I perceived my skills to have reached a basic functional level, I planned and recorded a DJ-mix. Following this, I proceeded to explore a Digital Vinyl System: I purchased a Traktor control Z2 (including the corresponding software Traktor 2), a device that functions as a DJ mixer, a DVS interface and a controller at the same time, thus uniting elements of both vinyl- and controller-based DJing. Using this technology, I produced a second DJ-mix with the same selection of songs in the same order. Finally, I recreated the mix a third time with the MIDI controller I have been using for years. Occasionally I will refer to CDs, but blabla explain</text:span></text:p>
      <text:p text:style-name="P1"><text:span text:style-name="T5">In addition to my own experiments, I conducted several interviews with DJs specializing in funk, soul and/or hip hop, two male and one female, who I know personally and who have been active much longer than myself. They all started DJing with records and eventually switched to a DVS – as I discovered, with various motivations and degrees of initial resistance. Two of them additionally used CDs to </text:span><text:soft-page-break/><text:span text:style-name="T5">some extent before the DVS emerged. These two also regularly host radio shows at non-profit community radio stations. The interviews were conducted either in person or on skype. They were recorded and transcribed with minor cosmetic adjustments for the sake of readability.</text:span></text:p>
      <text:p text:style-name="P1"><text:span text:style-name="T5">My theoretical foundation consists of literature on DJ culture and performance theory. The former is itself often based on anecdotes and interviews or some form of participant observation. The latter stems from the field of theatre studies and will have to be adjusted as I apply it to elements of the DJ performance.</text:span></text:p>
      <text:p text:style-name="P1"><text:span text:style-name="T5">In the context of this study, “performativity” is to be understood on three levels. First, it relates to the </text:span><text:span text:style-name="T12">situation</text:span><text:span text:style-name="T5"> of the performance in the classical sense - to put it simply: people going to a place to watch somebody do something. Secondly, it indicates a specific </text:span><text:span text:style-name="T12">quality</text:span><text:span text:style-name="T5"> of an action, a unique and fleeting event-like process. This description certainly applies to most of the things a DJ does, considering his medium is the ever-elusive world of sound. And finally, in the sense the word “performative” was first transferred from linguistics to cultural studies, it points to how actions </text:span><text:span text:style-name="T12">constitute reality</text:span><text:span text:style-name="T5">, shaping identities and cultural norms.</text:span></text:p>
      <text:p text:style-name="P1"><text:span text:style-name="T5">*festival, ritual?</text:span></text:p>
      <text:p text:style-name="P9"/>
      <text:h text:style-name="Heading_20_2" text:outline-level="2"><text:span text:style-name="T3">3.1 Acquiring and organizing music</text:span></text:h>
      <text:p text:style-name="P9"/>
      <text:p text:style-name="P18"><text:span text:style-name="T5">Your job starts in the record store, not on the decks. Your worth as a DJ begins and ends with what’s on your shelves and in your bag. For every overpaid hour in a club, a good DJ spends days, months, and years picking out tunes and learning about music.</text:span><text:note text:id="ftn24" text:note-class="footnote"><text:note-citation>22</text:note-citation><text:note-body><text:p text:style-name="P49"><text:span text:style-name="footnote_20_reference"><text:span text:style-name="T2"/></text:span><text:span text:style-name="T3"> Htdjr 22</text:span></text:p><text:p text:style-name="Footnote"/></text:note-body></text:note></text:p>
      <text:p text:style-name="P1"><text:span text:style-name="T5">If the DJ is a modern-day shaman, the superior world he delves into and channels for his audience is not the world of gods or spirits, but the entire universe of recorded music. The human lifespan is barely long enough to listen to a fraction of the world’s virtually infinite and constantly growing music archive, therefore the DJ’s eternal struggle to “distil musical greatness” is doomed to imperfection (but not necessarily failure). The product that the crowd receives on the dancefloor is the result of what really makes up the bulk of a good DJ’s work: a certain activity called “digging”. Although it happens outside of the performance itself, it is a highly </text:span><text:soft-page-break/><text:span text:style-name="T5">performative process because collecting, listening to and getting to know music is what really shapes DJ’s identity before he ever steps in the booth. As I will elaborate later, the facilitation of beatmatching through visual aids has refocused the importance of musical programming in the DJ’s skill triangle that I’m basing the structure of this thesis on. Digging, of course, is the foundation of programming – no digging, no music. </text:span></text:p>
      <text:p text:style-name="P1"><text:span text:style-name="T5">Technically, a DJ can keep playing basically the same set with minimal variation from a small music collection he barely cultivates, especially if he plays to changing audiences, but he would not be considered a “real” DJ by most of his peers. This is one of the many unwritten, but definitely not unspoken rules of DJ culture: a DJ must be on the constant quest for new music. “New” can mean “recently released”, but it can also refer to old music that might be new to the DJ and hopefully his audience. <text:s/>Like myself, most DJs are obsessive music collectors first – as they should be - so digging is not a burdensome chore, but a natural instinct we can barely stifle. The desire to dig is part of a DJ’s identity. In fact, only a dedicated and regular audience would notice the same music being played repeatedly, but the DJ also needs to keep it interesting for himself to avoid getting bored, which is not a good vibe to radiate onto a dancefloor.</text:span></text:p>
      <text:p text:style-name="P1"><text:span text:style-name="T5">Obviously, the more music a DJ collects, the more challenging the task of organizing it and distilling it into a set becomes. A helpful, if not indispensable trait for a DJ to complement this compulsive obsession is a sense of order, ideally coupled with some actual organizational talent for the benefit of thouroughness and efficiency. Digital music formats have revolutionized the way music is distributed as well as how it can be stored and filed. In the following chapters, I am going to examine how the internet has transformed the practice of digging and how DJs organize their digital as opposed to their physical music libaries.</text:span></text:p>
      <text:p text:style-name="P9"/>
      <text:h text:style-name="Heading_20_3" text:outline-level="3"><text:span text:style-name="T5">3.1.1 Digging</text:span></text:h>
      <text:p text:style-name="P8"/>
      <text:p text:style-name="P19"><text:span text:style-name="T5">I […] spent time searching for records to scratch and mix in record stores, thrift shops, library sales, and the homes of friends and relatives. DJs call this </text:span><text:span text:style-name="T12">digging in the crates</text:span><text:span text:style-name="T5">, the ‘crates’ referring to the typical way records are stored. As I discovered, it’s called digging for a reason – it’s tiring, hard on the back, and often leaves the digger with dirty hands. But it can also be hugely rewarding, and plays an important role in the education of DJs.</text:span><text:note text:id="ftn25" text:note-class="footnote"><text:note-citation>23</text:note-citation><text:note-body><text:p text:style-name="P50"><text:span text:style-name="footnote_20_reference"><text:span text:style-name="T2"/></text:span><text:span text:style-name="T3"> (Katz 2012, 11)</text:span></text:p><text:p text:style-name="Footnote"/></text:note-body></text:note></text:p>
      <text:p text:style-name="P1"><text:soft-page-break/><text:span text:style-name="T5">For his book about the hip hop DJ, Mark Katz did some “lab” research as well, dabbling in scratching and mixing – but unlike myself, he did it from a non-DJ’s perspective. He names a lot of the typical places where vinyl DJs go hunting for records, but the most iconic one is definitely the record store. If you were a DJ before the internet, the record store was your second home, a holy institution you frequented as devoutly as your god-fearing grandmother attended church.</text:span></text:p>
      <text:p text:style-name="P10"/>
      <text:p text:style-name="P1"><text:span text:style-name="T14">Strategies</text:span></text:p>
      <text:p text:style-name="P1"><text:span text:style-name="T5">The northern soul DJs in the UK were the first real diggers and gave digging its essential interpretation. To them, it actually meant digging up something “dead” from its grave – they “exhumed”</text:span><text:note text:id="ftn26" text:note-class="footnote"><text:note-citation>24</text:note-citation><text:note-body><text:p text:style-name="P51"><text:span text:style-name="footnote_20_reference"><text:span text:style-name="T2"/></text:span><text:span text:style-name="T3"> (Brewster and Broughton, Last Night A DJ Saved My Life. The History Of The Disc Jockey 2006, 88)</text:span></text:p><text:p text:style-name="Footnote"/></text:note-body></text:note><text:span text:style-name="T5"> not only a genre of music that no longer existed, but also the discarded work of unsuccessful victims of the entertainment industry. To this day, a passionate digger considers it a very serious mission to bring forgotten music back to life and give it another “chance to shine,”</text:span><text:note text:id="ftn27" text:note-class="footnote"><text:note-citation>25</text:note-citation><text:note-body><text:p text:style-name="P52"><text:span text:style-name="footnote_20_reference"/><text:span text:style-name="T21"> Prof groove 09</text:span></text:p><text:p text:style-name="Footnote"/></text:note-body></text:note><text:span text:style-name="T5"> in the case of hip hop </text:span><text:span text:style-name="T12">musicians</text:span><text:span text:style-name="T5"> (turntablists and beatmakers) even by reworking it into entirely new pieces of music.</text:span><text:note text:id="ftn28" text:note-class="footnote"><text:note-citation>26</text:note-citation><text:note-body><text:p text:style-name="P23"><text:span text:style-name="footnote_20_reference"><text:span text:style-name="T2"/></text:span><text:span text:style-name="T18"> Ironically, they have had to deal with a heavy backlash from outsiders accusing them of disrespecting the records they are scratching or sampling, whereas they perceive it as salvaging whatever they can from a “pile of broken dreams”</text:span></text:p><text:p text:style-name="P25"/><text:p text:style-name="Footnote"/></text:note-body></text:note><text:span text:style-name="T5"> Here is where my initial distinction between the kinds of hip hop DJs matters to avoid confusion: The hip hop DJ in the traditional sense digs for </text:span><text:span text:style-name="T12">fragments</text:span><text:span text:style-name="T5"> of songs, and he does so within music genres that provide the </text:span><text:span text:style-name="T12">source material</text:span><text:span text:style-name="T5"> for hip hop beats. He digs into all kinds of genres and can make use of an otherwise terrible record as long as there’s a good break or sample on it. Conversely, a hip hop club DJ like myself, who plays their </text:span><text:span text:style-name="T12">product</text:span><text:span text:style-name="T5"> - ready-made rap records - understands digging like club DJs of all genres do: as finding good tracks that will work on the dancefloor. However, the basic mindset is the same for all DJs: </text:span><text:soft-page-break/><text:span text:style-name="T5">to celebrate great music and to distinguish yourself from other DJs by finding things they don’t.</text:span></text:p>
      <text:p text:style-name="P1"><text:span text:style-name="T5">In my research I have discovered an elaborate culture of record digging that as a digital DJ, I was not previously aware of to this extent. DJs used to go to great lengths to protect their discoveries: The practice of covering up a record’s label was introduced to the UK club scene in the sixties by Jamaican DJ Count Suckle, popularized by the Northern Soul DJs and quickly established among the early hip hop DJs as well, who took it even farther. Competition, especially in the form of battles, is central to hip hop culture because of its roots as an alternative to gang violence, and digging was not exempt from this. The strategies surrounding it were elaborate, as DJs not only tried to shield their treasures’ identities from others, but actually sabotaged each other like Mario Kart players dropping banana peels in front of their opponents: For example, Afrika Bambaata used to buy useless records to lead astray other DJs who followed him into the record store to buy the same records he bought;</text:span><text:note text:id="ftn29" text:note-class="footnote"><text:note-citation>27</text:note-citation><text:note-body><text:p text:style-name="P53"><text:span text:style-name="footnote_20_reference"><text:span text:style-name="T2"/></text:span><text:span text:style-name="T3"> Groove music</text:span></text:p><text:p text:style-name="Footnote"/></text:note-body></text:note><text:span text:style-name="T5"> North Carolina’s T-Ray tore out pages from phonebooks to prevent visiting diggers from locating any record stores.</text:span><text:note text:id="ftn30" text:note-class="footnote"><text:note-citation>28</text:note-citation><text:note-body><text:p text:style-name="P54"><text:span text:style-name="footnote_20_reference"><text:span text:style-name="T2"/></text:span><text:span text:style-name="T3"> Scratch 54:00</text:span></text:p><text:p text:style-name="Footnote"/></text:note-body></text:note><text:span text:style-name="T5"> </text:span><text:span text:style-name="T16">Such extreme practices have dwindled with the circumstances that enabled them in the first place. Ruby Jane raved about a special, “dirt cheap” record store that once you knew about, you would keep a secret from other DJs: “I didn’t even tell my boyfriend when I first started dating him. Because it was a secret. I was sworn to secrecy by my friend Mary.”</text:span></text:p>
      <text:p text:style-name="P1"><text:span text:style-name="T5">Nevertheless, digging is a skill, and as such it is associated with certain techniques. A quick google search for “record digging tips” produces a sheer endless list of articles, blog posts and forum discussions going into incredible detail about how and where to find records – though largely directed at beatmakers looking for samples, most of them apply to club DJs as well. When you boil them down, the basic tips make just as much sense for digital DJs as they do for vinyl diggers: </text:span></text:p>
      <text:p text:style-name="P1"><text:span text:style-name="T5">1) Look in a variety of places, 2) know what you want, but stay open-minded, 3) orientate yourself by basic information: year, label, genre, musicians and instrumentation, 4) try to listen before you buy (or download), 5) make sure you’re getting good sound quality and 6) take the time to listen to and get to know your </text:span><text:soft-page-break/><text:span text:style-name="T5">acquirements. On this abstract level, digital and analog digging follow the same basic principles. However, the two present very different experiences and challenges due to the emergence of the internet and the nature of the media themselves.</text:span></text:p>
      <text:p text:style-name="P11"/>
      <text:p text:style-name="P1"><text:span text:style-name="T14">Availability &amp; storage</text:span></text:p>
      <text:p text:style-name="P1"><text:span text:style-name="T5">The two crucial conditions that affect digging as an activity are availability and storage. The former has been revolutionized by the internet and concerns not only virtual files, but also physical media. Online shops and platforms like discogs, where people sell records and CDs second-hand down to the most obscure rarity, have facilitated the acquisition of physical copies enormously. And of course digital music files can be easily purchased online at overall reasonable prices. The internet has democratized the production, distribution and consumption of music. By not going to the record store, one bypasses the store owner as a gatekeeper of music who limits the available selection. Additionally, producers and consumers alike are able to bypass an even more influential gatekeeper, the record company. Much like the increased flexibility and affordability of production equipment has created the “bedroom” producer, digital formats and the internet have created the bedroom </text:span><text:span text:style-name="T12">distributor</text:span><text:span text:style-name="T5">, as anyone with a computer, some audio software and an internet connection can upload their music, whether for free (e.g. soundcloud) or for sale (e.g. bandcamp).</text:span></text:p>
      <text:p text:style-name="P1"><text:span text:style-name="T5">Montreal funk DJ Ruby Jane cited access to a wider range of music as her primary motivation in switching to Serato, because it enabled her to keep up with new music and play remixes only available digitally:</text:span></text:p>
      <text:p text:style-name="P20"><text:span text:style-name="T19">All convenience aside, the one thing that pushed me to going digital was the fact that there was so much new music out there. So many awesome remixes. I had no problem playing remixes or mashups. I love that stuff. Keeps things fresh! And I had no way to compete with DJs who were playing with Serato or Traktor if I was just gonna stick to vinyl.</text:span></text:p>
      <text:p text:style-name="P1"><text:span text:style-name="T5">The impact of this increased availability of music is amplified by the unprecedented and exponentially increasing storage capacity of both the sellers’ servers and the consumers’ hard drives. The size of an MP3 file of a four minute track amounts to approximately 10MB at a bitrate of 320 kbps.</text:span><text:note text:id="ftn31" text:note-class="footnote"><text:note-citation>29</text:note-citation><text:note-body><text:p text:style-name="P55"><text:span text:style-name="footnote_20_reference"><text:span text:style-name="T2"/></text:span><text:span text:style-name="T3"> Kilo bytes per second. 320 recommended</text:span></text:p><text:p text:style-name="Footnote"/></text:note-body></text:note><text:span text:style-name="T5"> One terabyte, the currently </text:span><text:soft-page-break/><text:span text:style-name="T5">applicable size unit of external hard drives, can hold 100.000 of those tracks. Played back to back with no repetition, that roughly amounts to 6667 hours, or 278 days of music – three quarters of a year. I don’t know any DJ, including myself, whose collection comes near such figures – they probably exist, but hardly make up a majority, and it is doubtful they actually make use of all of it.</text:span></text:p>
      <text:p text:style-name="P1"><text:span text:style-name="T5">Today, a DJ’s digital collection is only limited to how much he manages to accumulate, which he can achieve faster and more conveniently than a vinyl DJ thanks to the internet, and because its size is completely detached from how much physical space it takes up. Still, one DJ’s vinyl collection can outnumber another DJ’s hard drive content. Jazzy Jay has over 300.000 records</text:span><text:note text:id="ftn32" text:note-class="footnote"><text:note-citation>30</text:note-citation><text:note-body><text:p text:style-name="P56"><text:span text:style-name="footnote_20_reference"><text:span text:style-name="T2"/></text:span><text:span text:style-name="T3"> scratch</text:span></text:p><text:p text:style-name="Footnote"/></text:note-body></text:note><text:span text:style-name="T5"> – ten times more than I have files in my music folder. I have a little over 200 GB of music (30.000 tracks), including a lot of things whose existence I am not aware of or which I have never listened to, which, in Professor Groove’s words, “doesn’t count.” This is because a DJ’s </text:span><text:span text:style-name="T12">actual</text:span><text:span text:style-name="T5"> music collection is the one </text:span><text:span text:style-name="T12">inside his head</text:span><text:span text:style-name="T5">. It makes sense: You would not play something you’ve never listened to, therefore you might as well not have it. The music </text:span><text:span text:style-name="T12">becomes</text:span><text:span text:style-name="T5"> music to you, becomes </text:span><text:span text:style-name="T12">real</text:span><text:span text:style-name="T5"> to you, through the act of listening. Whether played from a vinyl record or an computer, the actual sound waves need to travel through your ear to create a copy of the music in your brain. So at the end of the day, digging is always analog.</text:span></text:p>
      <text:p text:style-name="P9"/>
      <text:p text:style-name="P1"><text:span text:style-name="T14">The human factor</text:span></text:p>
      <text:p text:style-name="P1"><text:span text:style-name="T5">Dr. Best, a club and radio DJ from Nuremberg with roughly 25 years of experience as a DJ, an all-rounder in all things funky who currently owns approximately 5000 records, but uses Traktor Scratch for DJing, fondly recalled his trips to the record store during our interview:</text:span></text:p>
      <text:p text:style-name="P19"><text:span text:style-name="T19">That for me is the absolutely negative aspect of this digital shit. I used to love it, going to the record store. At least three days a week I hung out in some record store. When I was in a different city, it was the greatest thing, checking out what kinds of record stores there were and what they had on their shelves. It was so much fun looking for new music. And there was this record store in Nuremberg, that was back in my day when I played breakbeats, they had a lot of that stuff. And it was always like this: It was clear the record shipments always came in on Thursday or Friday, so when you went into the store on Friday afternoon around half past three, there was a DJ-gathering, because all the DJs from Nuremberg were stocking up before the </text:span><text:soft-page-break/><text:span text:style-name="T19">weekend. There was this social component. You really knew all the DJs in Nuremberg by name. You talk for a bit, then you listen to some records, talk some more and also exchange tips and so on. And that has disappeared because I look for my music online now, alone at home.”</text:span></text:p>
      <text:p text:style-name="P1"><text:span text:style-name="T5">For him and, apparently, all of the other DJs in the city, meeting at the record store was a weekly ritual that brought together a tight-knit community. Such an idea had never occurred to me until he brought it up. I’m familiar with the concept of spending afternoons in a music store – as a teenager, I used to go to the multimedia department of the local drugstore regularly and listen to CDs for hours, but I wasn’t a DJ then and it was hardly the kind of place where DJs go digging.</text:span></text:p>
      <text:p text:style-name="P1"><text:span text:style-name="T5">I have always been a “lonely” digital DJ. I know some DJs through other </text:span><text:span text:style-name="T16">channels</text:span><text:span text:style-name="T5">, but I am not automatically participating in any DJ community just by collecting music. For Dr. Best, this circumstance not only mattered in terms of enjoying each other’s company and exchanging nerdy small talk, but also in terms of casual networking, a useful side effect of the record store gatherings: </text:span></text:p>
      <text:p text:style-name="P19"><text:span text:style-name="T19">I’ll say there were about 80% DJs, buying their records on Fridays and Saturdays. Everybody knew each other. And back then a lot of DJing opportunities arose as a result because of this record store, because you were standing outside talking and it didn’t matter, the barriers you usually have, like “well they’re more in the house scene and I’m in the breakbeat scene”. So it happened often, that you’d be standing outside of the store smoking and some house promoter would say “hey man, I’m still looking for something for the second floor, something different, not more house again, and you do breakbeats, right, you feel like doing it?” So a lot of DJ gigs came out of that exchange at the record store, which has died out today. At least to that extent. Unfortunately.</text:span></text:p>
      <text:p text:style-name="P1"><text:span text:style-name="T5">In his case, there was a direct causal relationship between the act of digging and the actual performance, which would not have taken place if it weren’t for the limited availability of the music. Every DJ was forced to leave his home to acquire new music. The record store functioned as a bottleneck, an anchor point where all the DJs’ paths crossed to form new alliances. In my case, the act of digging has never produced an opportunity to play somewhere. I get my gigs through friends and acquaintances who are involved in an event in one way or another and recommend me. </text:span><text:span text:style-name="T16">Blabla some academic theory here?</text:span></text:p>
      <text:p text:style-name="P1"><text:span text:style-name="T5">The aforementioned elimination of the store owner as a gatekeeper also has its downside: Record store owners and clerks, at least in a good store, know their collection well and cater to a certain taste. When you come in regularly, they will often make useful recommendations or set aside new releases that might be interesting to you. Digital DJs can compensate this to a certain degree with algorithms based on overlaps with other listeners’ tastes, but in the end, a computer can never achieve the necessary empathy and emotional receptivity to music. Dr. </text:span><text:soft-page-break/><text:span text:style-name="T5">Best told me he actually has to invest more time digging online to discover something obscure than he used to in the record store because the online shop has </text:span><text:span text:style-name="T12">everything</text:span><text:span text:style-name="T5">, so he can easily spend five to six hours following recommended links and prelistening “music music music” until he comes across something worth keeping.</text:span></text:p>
      <text:p text:style-name="P9"/>
      <text:h text:style-name="Heading_20_3" text:outline-level="3"><text:span text:style-name="T22">3.1.2 Organizing</text:span></text:h>
      <text:p text:style-name="P9"/>
      <text:p text:style-name="P1"><text:span text:style-name="T5">The new challenge of the digital DJ is keeping up with massive amounts of data. After all, with great freedom comes great responsibility. It’s easy to download the entire discography of James Brown in a matter of hours, but merely possessing music does not automatically make this music useful, let alone make anyone a good DJ. Developing an ear and a feel for music takes years, no matter which medium the music comes from. As Dr. Best pointed out: </text:span></text:p>
      <text:p text:style-name="P19"><text:span text:style-name="T19">Today, with this digital DJing, any 18-year-old can load his hard drive full of funk and soul on a Saturday afternoon. You couldn’t do that with records back then. And that’s maybe the point where I can distinguish myself, because I have experience. Because I used to DJ seriously in different genres, I got a different feel for it. He may have a full hard drive, but the question is if he can really handle the music seriously. You have to feel the music, and just because he- I don’t think that’s possible. So I think that’s the kind of thing where you can distinguish yourself today, when you mix across genres, from old to new music. That’s a unique style that maybe not everyone can imitate.</text:span></text:p>
      <text:p text:style-name="P1"><text:span text:style-name="T5">This experience with DJing and knowledge of music are crucial factors in maintaining a digital music library, because you listen more efficiently. The better you understand musical styles, structures and textures, as well as how music influences the energy level on a dancefloor, the quicker you can judge a track, an artist, or a label. If digital DJs want to take advantage of the ability to collect more music, they correspondingly need to either spend more time listening to music overall or dedicate less time to individual tracks for it to make a difference in their programming. Keeping up with a digital collection is a constant uphill battle, because it’s nearly impossible for most DJs to avoid accumulating files they don’t get around to listening to. Not all digital music is acquired with a great deal of consideration and careful choosing, partially because it is cheap and sometimes even free - whether through promotional releases, free downloads from independent artists, or “donations” from friends (an area with differing shades of grey in different countries concerning legality).</text:span></text:p>
      <text:p text:style-name="P1"><text:soft-page-break/><text:span text:style-name="T5">The journey of digital music files from the vast archive of the internet to the dancer’s ear (and feet) passes through several stages of treatment, most of which are essentially the same for all DJs. New acquisitions arrive in some sort of unorganized pool – some DJs keep them in a designated folder, I always import them into iTunes, where I can access recent additions easily by sorting the library by the “Date Added” column. The next step is gradually working your way through them by listening to them, evaluating them and organizing them into broad categories, usually genres (Ruby Jane uses dance styles). Most DJs delete music they aren’t going to use. Vinyl collectors are no strangers to having to listen to excessive amounts of music at a time and discarding a lot of it – just look at the record store basement where DJ Shadow goes digging.</text:span><text:note text:id="ftn33" text:note-class="footnote"><text:note-citation>31</text:note-citation><text:note-body><text:p text:style-name="P57"><text:span text:style-name="footnote_20_reference"/><text:span text:style-name="T21"> scratch</text:span></text:p><text:p text:style-name="Footnote"/></text:note-body></text:note><text:span text:style-name="T5"> However, they rarely run the risk of taking home loads of unidentified, completely unfamiliar records unless they buy crates of used records from someone, or get extremely carried away in dollar bins. But even that is not standard procedure. The tendency is clear: with vinyl digging, there is a different ratio and chronology of listening and acquiring.</text:span></text:p>
      <text:p text:style-name="P1"><text:span text:style-name="T5">As for the listening itself, digital music offers new possibilities besides listening to one track or album after another, such as listening to a folder or playlist full of music - or even your entire collection - in shuffle mode while busying yourself otherwise, waiting for a track to catch your attention. This listening mode introduces a randomness that could yield unexpected discoveries. While it is important to spend time listening to music attentively and without distraction, a deliberate lack of attention can help distinguish outstanding tracks that have that certain “je ne sais quoi”. </text:span></text:p>
      <text:p text:style-name="P1"><text:span text:style-name="T5">The next step after the initial broad categorization is determining which tracks are suitable for DJing and separating them from those one wants to keep for personal enjoyment. Technically, you can access your entire hard drive from any DJ software, but it would be inconvenient and overwhelming to be confronted with your complete music collection during a live set. Therefore you need to take precautions to ensure your on-hand selection is manageable. The layout of DJ software suggests to import tracks and create folders and playlists within the program’s own browser. This is the approach I have taken. Professor Groove has an external hard drive just for DJing, Dr. Best even uses a separate laptop. </text:span></text:p>
      <text:p text:style-name="P1"><text:soft-page-break/><text:span text:style-name="T5">An essential advantage of digital files over vinyl in terms of filing is the ability to access a file from various locations without having to create extra copies of it. Adding a track to a playlist merely creates a shortcut to that file, so a DJ can work with a virtually infinite array of playlists (or “crates”, as they are called in Serato). This allows DJs to stay versatile in a very organized way. You can maintain playlists on various levels, such as persistent, more general ones for basic situations or specific playlists for individual gigs. Ruby Jane, who plays a monthly gig, has a Serato crate named “tonight” that she updates every time to make sure she rotates through her collection without repeating the same tracks too much. </text:span></text:p>
      <text:p text:style-name="P1"><text:span text:style-name="T5">Dr. Best has a “gigantic folder system” of about 30 (sub)genres, some of which he made up himself to suit his purposes. He tries to deal with new music as soon as possible and works hard to cultivate ID tags.</text:span><text:note text:id="ftn34" text:note-class="footnote"><text:note-citation>32</text:note-citation><text:note-body><text:p text:style-name="P58"><text:span text:style-name="footnote_20_reference"><text:span text:style-name="T2"/></text:span><text:span text:style-name="T3"> Metadata of digital files containing artist, album etc.</text:span></text:p><text:p text:style-name="Footnote"/></text:note-body></text:note><text:span text:style-name="T5"> He switched to a DVS (in his case, Traktor) for a number of reasons, but mostly to avoid having to transport heavy record crates to gigs and to protect his “holy” treasures – after all, records wear out the more often you play them, not to mention the potential risk of damage through spilled beverages and similar threats. In addition, he appreciates the flexibility of having his entire DJ collection with him:</text:span></text:p>
      <text:p text:style-name="P19"><text:span text:style-name="T19">Back in the day you just packed your record bag. And there were definitely moments when I thought: ‘If only I had taken that one record with me, why did I leave that one at home?!’ or when it didn’t go so well and people weren’t getting into the sound I planned, so I had to play B-sides or something to make it through the night.</text:span></text:p>
      <text:p text:style-name="P1"><text:span text:style-name="T5">But he stresses that this advantage comes with a price, namely the time he invests in processing the files, as opposed to just buying a record and playing it. What takes up a lot of time in my filing process is that I run all of my DJ tracks through an MP3 gain adjustment application to ensure they all play at the same volume.</text:span></text:p>
      <text:p text:style-name="P1"><text:span text:style-name="T5">It seems natural to assume digital DJing makes everything easier, until you realize that whatever work or worries the computer takes off your hands during a live set usually translate directly to a different kind of effort you have to put in beforehand.</text:span></text:p>
      <text:p text:style-name="P1"><text:span text:style-name="T16">Performativity?</text:span></text:p>
      <text:p text:style-name="P1"><text:span text:style-name="T16">Organizing records? (stickers, BPM)</text:span></text:p>
      <text:p text:style-name="P9"/>
      <text:h text:style-name="Heading_20_2" text:outline-level="2"><text:soft-page-break/><text:span text:style-name="T22">3.2 Mixing</text:span></text:h>
      <text:p text:style-name="P15"/>
      <text:p text:style-name="P18"><text:span text:style-name="T19">I had a guy at a party one time come over to me and he’s like “Oh, you’re using Serato, not a lot of people use that.” And I actually didn’t even bring my</text:span><text:span text:style-name="T18"> turntables, I was just using my laptop that day, 'cause it was like a house party. So I was like I'll take the opportunity to just practice playing through my laptop and just using hot keys, like commands. […] But anyway, he came up to me and he's like: "Where's your sync button?" And I was like: "What do you mean?" He's like: "Well how do you lock the pitches so that both tracks are beatmatched?" I'm like: "I'm doing it manually." He's like "</text:span><text:span text:style-name="T20">WHAT?!</text:span><text:span text:style-name="T18">" </text:span><text:span text:style-name="T20">(laughs</text:span><text:span text:style-name="T18">) He didn't know that people did that. […] I'm like: "I'm old school, guy". And the funny thing is </text:span><text:span text:style-name="T20">I</text:span><text:span text:style-name="T18"> didn't even know that it existed! So </text:span><text:span text:style-name="T20">he</text:span><text:span text:style-name="T18"> didn't know that it didn't exist, and</text:span><text:span text:style-name="T20"> I</text:span><text:span text:style-name="T18"> didn't know that it was possible to have that.</text:span></text:p>
      <text:p text:style-name="P21"><text:span text:style-name="T18">- Ruby Jane</text:span></text:p>
      <text:p text:style-name="P22"/>
      <text:p text:style-name="P1"><text:span text:style-name="T5">The sync button is a hotly debated issue in the DJ community for a number of reasons. One of them is prestige: Although the DJ is a popular pop culture figure these days, his art is not necessarily always taken seriously or even recognized as such. Despite all the developments in the twentieth century that continually deconstructed the renaissance notion of the autonomous genius who creates art straight from inside himself,</text:span><text:note text:id="ftn35" text:note-class="footnote"><text:note-citation>33</text:note-citation><text:note-body><text:p text:style-name="P59"><text:span text:style-name="footnote_20_reference"/> (Poschardt 2001, 16)</text:p><text:p text:style-name="Footnote"/></text:note-body></text:note><text:span text:style-name="T5"> there is a latent pressure on the DJ to justify himself for not generating anything original in a narrow sense, for not making something out of nothing. On some level, all DJs are aware of this, so they never tire of pointing out the hard work and numerous skills it takes to be a DJ. Unfortunately, abstract competences like “listening to a lot of music” or “deciding what to play next” are not automatically perceived as “doing something” by outsiders who want to see some action. They want to see someone executing a difficult </text:span><text:span text:style-name="T12">technique</text:span><text:span text:style-name="T5"> of some kind, and what better flagship skill does the DJ have than beatmatching?</text:span><text:bookmark text:name="_GoBack"/></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1" svg:font-family="Tahoma"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Arial" fo:font-size="11pt" fo:language="de" fo:country="DE" style:letter-kerning="true" style:font-name-asian="Lucida Sans Unicode"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Arial" fo:font-size="14pt" fo:language="en" fo:country="US" fo:font-weight="bold" style:font-size-asian="14pt" style:language-asian="ja" style:country-asian="JP"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Arial"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Arial" fo:font-weight="bold" style:font-weight-asian="bold" style:font-name-complex="F" style:font-weight-complex="bold"/>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2" style:font-size-complex="8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65f91" style:font-name="Arial" fo:font-size="14pt" fo:language="en" fo:country="US" fo:font-weight="bold" style:font-size-asian="14pt" style:language-asian="ja" style:country-asian="JP" style:font-weight-asian="bold" style:font-name-complex="F"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2"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Arial"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Arial" fo:font-weight="bold" style:font-weight-asian="bold" style:font-name-complex="F"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501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meta:initial-creator>
    <meta:editing-cycles>42</meta:editing-cycles>
    <meta:creation-date>2014-07-09T08:57:00</meta:creation-date>
    <dc:date>2014-07-18T14:00:54.62</dc:date>
    <meta:editing-duration>PT1H6M4S</meta:editing-duration>
    <meta:generator>OpenOffice/4.0.1$Win32 OpenOffice.org_project/401m5$Build-9714</meta:generator>
    <meta:document-statistic meta:table-count="0" meta:image-count="0" meta:object-count="0" meta:page-count="25" meta:paragraph-count="156" meta:word-count="10178" meta:character-count="592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